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6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83.1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6mm"/>
    </style:style>
    <style:style style:name="co7" style:family="table-column">
      <style:table-column-properties fo:break-before="auto" style:column-width="83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calculation-settings table:automatic-find-labels="false"/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OrNull</text:p>
          </table:table-cell>
          <table:table-cell table:formula="of:= &quot;  tr&quot;&amp;[.A1]&amp;&quot; :: !&quot;&amp;[.B1]&amp;&quot;,&quot;" office:value-type="string" office:string-value="  trId :: !IntOrNull," calcext:value-type="string">
            <text:p><text:s text:c="2"/>trId :: !IntOrNull,</text:p>
          </table:table-cell>
          <table:table-cell table:formula="of:=&quot;  (&quot;&quot;&quot;&amp;[.A1]&amp;&quot;&quot;&quot;, toValue . tr&quot;&amp;[.A1]&amp;&quot;),&quot;" office:value-type="string" office:string-value="  (&quot;Id&quot;, toValue . trId)," calcext:value-type="string">
            <text:p><text:s text:c="2"/>("Id", toValue . trId),</text:p>
          </table:table-cell>
        </table:table-row>
        <table:table-row table:style-name="ro1">
          <table:table-cell office:value-type="string" calcext:value-type="string">
            <text:p>MSSubClass</text:p>
          </table:table-cell>
          <table:table-cell office:value-type="string" calcext:value-type="string">
            <text:p>IntOrNull</text:p>
          </table:table-cell>
          <table:table-cell table:formula="of:= &quot;  tr&quot;&amp;[.A2]&amp;&quot; :: !&quot;&amp;[.B2]&amp;&quot;,&quot;" office:value-type="string" office:string-value="  trMSSubClass :: !IntOrNull," calcext:value-type="string">
            <text:p><text:s text:c="2"/>trMSSubClass :: !IntOrNull,</text:p>
          </table:table-cell>
          <table:table-cell table:formula="of:=&quot;  (&quot;&quot;&quot;&amp;[.A2]&amp;&quot;&quot;&quot;, toValue . tr&quot;&amp;[.A2]&amp;&quot;),&quot;" office:value-type="string" office:string-value="  (&quot;MSSubClass&quot;, toValue . trMSSubClass)," calcext:value-type="string">
            <text:p><text:s text:c="2"/>("MSSubClass", toValue . trMSSubClass),</text:p>
          </table:table-cell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String</text:p>
          </table:table-cell>
          <table:table-cell table:formula="of:= &quot;  tr&quot;&amp;[.A3]&amp;&quot; :: !&quot;&amp;[.B3]&amp;&quot;,&quot;" office:value-type="string" office:string-value="  trMSZoning :: !String," calcext:value-type="string">
            <text:p><text:s text:c="2"/>trMSZoning :: !String,</text:p>
          </table:table-cell>
          <table:table-cell table:formula="of:=&quot;  (&quot;&quot;&quot;&amp;[.A3]&amp;&quot;&quot;&quot;, toValue . tr&quot;&amp;[.A3]&amp;&quot;),&quot;" office:value-type="string" office:string-value="  (&quot;MSZoning&quot;, toValue . trMSZoning)," calcext:value-type="string">
            <text:p><text:s text:c="2"/>("MSZoning", toValue . trMSZoning),</text:p>
          </table:table-cell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string" calcext:value-type="string">
            <text:p>IntOrNull</text:p>
          </table:table-cell>
          <table:table-cell table:formula="of:= &quot;  tr&quot;&amp;[.A4]&amp;&quot; :: !&quot;&amp;[.B4]&amp;&quot;,&quot;" office:value-type="string" office:string-value="  trLotFrontage :: !IntOrNull," calcext:value-type="string">
            <text:p><text:s text:c="2"/>trLotFrontage :: !IntOrNull,</text:p>
          </table:table-cell>
          <table:table-cell table:formula="of:=&quot;  (&quot;&quot;&quot;&amp;[.A4]&amp;&quot;&quot;&quot;, toValue . tr&quot;&amp;[.A4]&amp;&quot;),&quot;" office:value-type="string" office:string-value="  (&quot;LotFrontage&quot;, toValue . trLotFrontage)," calcext:value-type="string">
            <text:p><text:s text:c="2"/>("LotFrontage", toValue . trLotFrontage),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IntOrNull</text:p>
          </table:table-cell>
          <table:table-cell table:formula="of:= &quot;  tr&quot;&amp;[.A5]&amp;&quot; :: !&quot;&amp;[.B5]&amp;&quot;,&quot;" office:value-type="string" office:string-value="  trLotArea :: !IntOrNull," calcext:value-type="string">
            <text:p><text:s text:c="2"/>trLotArea :: !IntOrNull,</text:p>
          </table:table-cell>
          <table:table-cell table:formula="of:=&quot;  (&quot;&quot;&quot;&amp;[.A5]&amp;&quot;&quot;&quot;, toValue . tr&quot;&amp;[.A5]&amp;&quot;),&quot;" office:value-type="string" office:string-value="  (&quot;LotArea&quot;, toValue . trLotArea)," calcext:value-type="string">
            <text:p><text:s text:c="2"/>("LotArea", toValue . trLotArea),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String</text:p>
          </table:table-cell>
          <table:table-cell table:formula="of:= &quot;  tr&quot;&amp;[.A6]&amp;&quot; :: !&quot;&amp;[.B6]&amp;&quot;,&quot;" office:value-type="string" office:string-value="  trStreet :: !String," calcext:value-type="string">
            <text:p><text:s text:c="2"/>trStreet :: !String,</text:p>
          </table:table-cell>
          <table:table-cell table:formula="of:=&quot;  (&quot;&quot;&quot;&amp;[.A6]&amp;&quot;&quot;&quot;, toValue . tr&quot;&amp;[.A6]&amp;&quot;),&quot;" office:value-type="string" office:string-value="  (&quot;Street&quot;, toValue . trStreet)," calcext:value-type="string">
            <text:p><text:s text:c="2"/>("Street", toValue . trStreet),</text:p>
          </table:table-cell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String</text:p>
          </table:table-cell>
          <table:table-cell table:formula="of:= &quot;  tr&quot;&amp;[.A7]&amp;&quot; :: !&quot;&amp;[.B7]&amp;&quot;,&quot;" office:value-type="string" office:string-value="  trAlley :: !String," calcext:value-type="string">
            <text:p><text:s text:c="2"/>trAlley :: !String,</text:p>
          </table:table-cell>
          <table:table-cell table:formula="of:=&quot;  (&quot;&quot;&quot;&amp;[.A7]&amp;&quot;&quot;&quot;, toValue . tr&quot;&amp;[.A7]&amp;&quot;),&quot;" office:value-type="string" office:string-value="  (&quot;Alley&quot;, toValue . trAlley)," calcext:value-type="string">
            <text:p><text:s text:c="2"/>("Alley", toValue . trAlley),</text:p>
          </table:table-cell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String</text:p>
          </table:table-cell>
          <table:table-cell table:formula="of:= &quot;  tr&quot;&amp;[.A8]&amp;&quot; :: !&quot;&amp;[.B8]&amp;&quot;,&quot;" office:value-type="string" office:string-value="  trLotShape :: !String," calcext:value-type="string">
            <text:p><text:s text:c="2"/>trLotShape :: !String,</text:p>
          </table:table-cell>
          <table:table-cell table:formula="of:=&quot;  (&quot;&quot;&quot;&amp;[.A8]&amp;&quot;&quot;&quot;, toValue . tr&quot;&amp;[.A8]&amp;&quot;),&quot;" office:value-type="string" office:string-value="  (&quot;LotShape&quot;, toValue . trLotShape)," calcext:value-type="string">
            <text:p><text:s text:c="2"/>("LotShape", toValue . trLotShape),</text:p>
          </table:table-cell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String</text:p>
          </table:table-cell>
          <table:table-cell table:formula="of:= &quot;  tr&quot;&amp;[.A9]&amp;&quot; :: !&quot;&amp;[.B9]&amp;&quot;,&quot;" office:value-type="string" office:string-value="  trLandContour :: !String," calcext:value-type="string">
            <text:p><text:s text:c="2"/>trLandContour :: !String,</text:p>
          </table:table-cell>
          <table:table-cell table:formula="of:=&quot;  (&quot;&quot;&quot;&amp;[.A9]&amp;&quot;&quot;&quot;, toValue . tr&quot;&amp;[.A9]&amp;&quot;),&quot;" office:value-type="string" office:string-value="  (&quot;LandContour&quot;, toValue . trLandContour)," calcext:value-type="string">
            <text:p><text:s text:c="2"/>("LandContour", toValue . trLandContour),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String</text:p>
          </table:table-cell>
          <table:table-cell table:formula="of:= &quot;  tr&quot;&amp;[.A10]&amp;&quot; :: !&quot;&amp;[.B10]&amp;&quot;,&quot;" office:value-type="string" office:string-value="  trUtilities :: !String," calcext:value-type="string">
            <text:p><text:s text:c="2"/>trUtilities :: !String,</text:p>
          </table:table-cell>
          <table:table-cell table:formula="of:=&quot;  (&quot;&quot;&quot;&amp;[.A10]&amp;&quot;&quot;&quot;, toValue . tr&quot;&amp;[.A10]&amp;&quot;),&quot;" office:value-type="string" office:string-value="  (&quot;Utilities&quot;, toValue . trUtilities)," calcext:value-type="string">
            <text:p><text:s text:c="2"/>("Utilities", toValue . trUtilities),</text:p>
          </table:table-cell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String</text:p>
          </table:table-cell>
          <table:table-cell table:formula="of:= &quot;  tr&quot;&amp;[.A11]&amp;&quot; :: !&quot;&amp;[.B11]&amp;&quot;,&quot;" office:value-type="string" office:string-value="  trLotConfig :: !String," calcext:value-type="string">
            <text:p><text:s text:c="2"/>trLotConfig :: !String,</text:p>
          </table:table-cell>
          <table:table-cell table:formula="of:=&quot;  (&quot;&quot;&quot;&amp;[.A11]&amp;&quot;&quot;&quot;, toValue . tr&quot;&amp;[.A11]&amp;&quot;),&quot;" office:value-type="string" office:string-value="  (&quot;LotConfig&quot;, toValue . trLotConfig)," calcext:value-type="string">
            <text:p><text:s text:c="2"/>("LotConfig", toValue . trLotConfig),</text:p>
          </table:table-cell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String</text:p>
          </table:table-cell>
          <table:table-cell table:formula="of:= &quot;  tr&quot;&amp;[.A12]&amp;&quot; :: !&quot;&amp;[.B12]&amp;&quot;,&quot;" office:value-type="string" office:string-value="  trLandSlope :: !String," calcext:value-type="string">
            <text:p><text:s text:c="2"/>trLandSlope :: !String,</text:p>
          </table:table-cell>
          <table:table-cell table:formula="of:=&quot;  (&quot;&quot;&quot;&amp;[.A12]&amp;&quot;&quot;&quot;, toValue . tr&quot;&amp;[.A12]&amp;&quot;),&quot;" office:value-type="string" office:string-value="  (&quot;LandSlope&quot;, toValue . trLandSlope)," calcext:value-type="string">
            <text:p><text:s text:c="2"/>("LandSlope", toValue . trLandSlope),</text:p>
          </table:table-cell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String</text:p>
          </table:table-cell>
          <table:table-cell table:formula="of:= &quot;  tr&quot;&amp;[.A13]&amp;&quot; :: !&quot;&amp;[.B13]&amp;&quot;,&quot;" office:value-type="string" office:string-value="  trNeighborhood :: !String," calcext:value-type="string">
            <text:p><text:s text:c="2"/>trNeighborhood :: !String,</text:p>
          </table:table-cell>
          <table:table-cell table:formula="of:=&quot;  (&quot;&quot;&quot;&amp;[.A13]&amp;&quot;&quot;&quot;, toValue . tr&quot;&amp;[.A13]&amp;&quot;),&quot;" office:value-type="string" office:string-value="  (&quot;Neighborhood&quot;, toValue . trNeighborhood)," calcext:value-type="string">
            <text:p><text:s text:c="2"/>("Neighborhood", toValue . trNeighborhood),</text:p>
          </table:table-cell>
        </table:table-row>
        <table:table-row table:style-name="ro1">
          <table:table-cell office:value-type="string" calcext:value-type="string">
            <text:p>Condition1</text:p>
          </table:table-cell>
          <table:table-cell office:value-type="string" calcext:value-type="string">
            <text:p>String</text:p>
          </table:table-cell>
          <table:table-cell table:formula="of:= &quot;  tr&quot;&amp;[.A14]&amp;&quot; :: !&quot;&amp;[.B14]&amp;&quot;,&quot;" office:value-type="string" office:string-value="  trCondition1 :: !String," calcext:value-type="string">
            <text:p><text:s text:c="2"/>trCondition1 :: !String,</text:p>
          </table:table-cell>
          <table:table-cell table:formula="of:=&quot;  (&quot;&quot;&quot;&amp;[.A14]&amp;&quot;&quot;&quot;, toValue . tr&quot;&amp;[.A14]&amp;&quot;),&quot;" office:value-type="string" office:string-value="  (&quot;Condition1&quot;, toValue . trCondition1)," calcext:value-type="string">
            <text:p><text:s text:c="2"/>("Condition1", toValue . trCondition1),</text:p>
          </table:table-cell>
        </table:table-row>
        <table:table-row table:style-name="ro1">
          <table:table-cell office:value-type="string" calcext:value-type="string">
            <text:p>Condition2</text:p>
          </table:table-cell>
          <table:table-cell office:value-type="string" calcext:value-type="string">
            <text:p>String</text:p>
          </table:table-cell>
          <table:table-cell table:formula="of:= &quot;  tr&quot;&amp;[.A15]&amp;&quot; :: !&quot;&amp;[.B15]&amp;&quot;,&quot;" office:value-type="string" office:string-value="  trCondition2 :: !String," calcext:value-type="string">
            <text:p><text:s text:c="2"/>trCondition2 :: !String,</text:p>
          </table:table-cell>
          <table:table-cell table:formula="of:=&quot;  (&quot;&quot;&quot;&amp;[.A15]&amp;&quot;&quot;&quot;, toValue . tr&quot;&amp;[.A15]&amp;&quot;),&quot;" office:value-type="string" office:string-value="  (&quot;Condition2&quot;, toValue . trCondition2)," calcext:value-type="string">
            <text:p><text:s text:c="2"/>("Condition2", toValue . trCondition2),</text:p>
          </table:table-cell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String</text:p>
          </table:table-cell>
          <table:table-cell table:formula="of:= &quot;  tr&quot;&amp;[.A16]&amp;&quot; :: !&quot;&amp;[.B16]&amp;&quot;,&quot;" office:value-type="string" office:string-value="  trBldgType :: !String," calcext:value-type="string">
            <text:p><text:s text:c="2"/>trBldgType :: !String,</text:p>
          </table:table-cell>
          <table:table-cell table:formula="of:=&quot;  (&quot;&quot;&quot;&amp;[.A16]&amp;&quot;&quot;&quot;, toValue . tr&quot;&amp;[.A16]&amp;&quot;),&quot;" office:value-type="string" office:string-value="  (&quot;BldgType&quot;, toValue . trBldgType)," calcext:value-type="string">
            <text:p><text:s text:c="2"/>("BldgType", toValue . trBldgType),</text:p>
          </table:table-cell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String</text:p>
          </table:table-cell>
          <table:table-cell table:formula="of:= &quot;  tr&quot;&amp;[.A17]&amp;&quot; :: !&quot;&amp;[.B17]&amp;&quot;,&quot;" office:value-type="string" office:string-value="  trHouseStyle :: !String," calcext:value-type="string">
            <text:p><text:s text:c="2"/>trHouseStyle :: !String,</text:p>
          </table:table-cell>
          <table:table-cell table:formula="of:=&quot;  (&quot;&quot;&quot;&amp;[.A17]&amp;&quot;&quot;&quot;, toValue . tr&quot;&amp;[.A17]&amp;&quot;),&quot;" office:value-type="string" office:string-value="  (&quot;HouseStyle&quot;, toValue . trHouseStyle)," calcext:value-type="string">
            <text:p><text:s text:c="2"/>("HouseStyle", toValue . trHouseStyle),</text:p>
          </table:table-cell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IntOrNull</text:p>
          </table:table-cell>
          <table:table-cell table:formula="of:= &quot;  tr&quot;&amp;[.A18]&amp;&quot; :: !&quot;&amp;[.B18]&amp;&quot;,&quot;" office:value-type="string" office:string-value="  trOverallQual :: !IntOrNull," calcext:value-type="string">
            <text:p><text:s text:c="2"/>trOverallQual :: !IntOrNull,</text:p>
          </table:table-cell>
          <table:table-cell table:formula="of:=&quot;  (&quot;&quot;&quot;&amp;[.A18]&amp;&quot;&quot;&quot;, toValue . tr&quot;&amp;[.A18]&amp;&quot;),&quot;" office:value-type="string" office:string-value="  (&quot;OverallQual&quot;, toValue . trOverallQual)," calcext:value-type="string">
            <text:p><text:s text:c="2"/>("OverallQual", toValue . trOverallQual),</text:p>
          </table:table-cell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IntOrNull</text:p>
          </table:table-cell>
          <table:table-cell table:formula="of:= &quot;  tr&quot;&amp;[.A19]&amp;&quot; :: !&quot;&amp;[.B19]&amp;&quot;,&quot;" office:value-type="string" office:string-value="  trOverallCond :: !IntOrNull," calcext:value-type="string">
            <text:p><text:s text:c="2"/>trOverallCond :: !IntOrNull,</text:p>
          </table:table-cell>
          <table:table-cell table:formula="of:=&quot;  (&quot;&quot;&quot;&amp;[.A19]&amp;&quot;&quot;&quot;, toValue . tr&quot;&amp;[.A19]&amp;&quot;),&quot;" office:value-type="string" office:string-value="  (&quot;OverallCond&quot;, toValue . trOverallCond)," calcext:value-type="string">
            <text:p><text:s text:c="2"/>("OverallCond", toValue . trOverallCond),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IntOrNull</text:p>
          </table:table-cell>
          <table:table-cell table:formula="of:= &quot;  tr&quot;&amp;[.A20]&amp;&quot; :: !&quot;&amp;[.B20]&amp;&quot;,&quot;" office:value-type="string" office:string-value="  trYearBuilt :: !IntOrNull," calcext:value-type="string">
            <text:p><text:s text:c="2"/>trYearBuilt :: !IntOrNull,</text:p>
          </table:table-cell>
          <table:table-cell table:formula="of:=&quot;  (&quot;&quot;&quot;&amp;[.A20]&amp;&quot;&quot;&quot;, toValue . tr&quot;&amp;[.A20]&amp;&quot;),&quot;" office:value-type="string" office:string-value="  (&quot;YearBuilt&quot;, toValue . trYearBuilt)," calcext:value-type="string">
            <text:p><text:s text:c="2"/>("YearBuilt", toValue . trYearBuilt),</text:p>
          </table:table-cell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string" calcext:value-type="string">
            <text:p>IntOrNull</text:p>
          </table:table-cell>
          <table:table-cell table:formula="of:= &quot;  tr&quot;&amp;[.A21]&amp;&quot; :: !&quot;&amp;[.B21]&amp;&quot;,&quot;" office:value-type="string" office:string-value="  trYearRemodAdd :: !IntOrNull," calcext:value-type="string">
            <text:p><text:s text:c="2"/>trYearRemodAdd :: !IntOrNull,</text:p>
          </table:table-cell>
          <table:table-cell table:formula="of:=&quot;  (&quot;&quot;&quot;&amp;[.A21]&amp;&quot;&quot;&quot;, toValue . tr&quot;&amp;[.A21]&amp;&quot;),&quot;" office:value-type="string" office:string-value="  (&quot;YearRemodAdd&quot;, toValue . trYearRemodAdd)," calcext:value-type="string">
            <text:p><text:s text:c="2"/>("YearRemodAdd", toValue . trYearRemodAdd),</text:p>
          </table:table-cell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String</text:p>
          </table:table-cell>
          <table:table-cell table:formula="of:= &quot;  tr&quot;&amp;[.A22]&amp;&quot; :: !&quot;&amp;[.B22]&amp;&quot;,&quot;" office:value-type="string" office:string-value="  trRoofStyle :: !String," calcext:value-type="string">
            <text:p><text:s text:c="2"/>trRoofStyle :: !String,</text:p>
          </table:table-cell>
          <table:table-cell table:formula="of:=&quot;  (&quot;&quot;&quot;&amp;[.A22]&amp;&quot;&quot;&quot;, toValue . tr&quot;&amp;[.A22]&amp;&quot;),&quot;" office:value-type="string" office:string-value="  (&quot;RoofStyle&quot;, toValue . trRoofStyle)," calcext:value-type="string">
            <text:p><text:s text:c="2"/>("RoofStyle", toValue . trRoofStyle),</text:p>
          </table:table-cell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String</text:p>
          </table:table-cell>
          <table:table-cell table:formula="of:= &quot;  tr&quot;&amp;[.A23]&amp;&quot; :: !&quot;&amp;[.B23]&amp;&quot;,&quot;" office:value-type="string" office:string-value="  trRoofMatl :: !String," calcext:value-type="string">
            <text:p><text:s text:c="2"/>trRoofMatl :: !String,</text:p>
          </table:table-cell>
          <table:table-cell table:formula="of:=&quot;  (&quot;&quot;&quot;&amp;[.A23]&amp;&quot;&quot;&quot;, toValue . tr&quot;&amp;[.A23]&amp;&quot;),&quot;" office:value-type="string" office:string-value="  (&quot;RoofMatl&quot;, toValue . trRoofMatl)," calcext:value-type="string">
            <text:p><text:s text:c="2"/>("RoofMatl", toValue . trRoofMatl),</text:p>
          </table:table-cell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String</text:p>
          </table:table-cell>
          <table:table-cell table:formula="of:= &quot;  tr&quot;&amp;[.A24]&amp;&quot; :: !&quot;&amp;[.B24]&amp;&quot;,&quot;" office:value-type="string" office:string-value="  trExterior1st :: !String," calcext:value-type="string">
            <text:p><text:s text:c="2"/>trExterior1st :: !String,</text:p>
          </table:table-cell>
          <table:table-cell table:formula="of:=&quot;  (&quot;&quot;&quot;&amp;[.A24]&amp;&quot;&quot;&quot;, toValue . tr&quot;&amp;[.A24]&amp;&quot;),&quot;" office:value-type="string" office:string-value="  (&quot;Exterior1st&quot;, toValue . trExterior1st)," calcext:value-type="string">
            <text:p><text:s text:c="2"/>("Exterior1st", toValue . trExterior1st),</text:p>
          </table:table-cell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String</text:p>
          </table:table-cell>
          <table:table-cell table:formula="of:= &quot;  tr&quot;&amp;[.A25]&amp;&quot; :: !&quot;&amp;[.B25]&amp;&quot;,&quot;" office:value-type="string" office:string-value="  trExterior2nd :: !String," calcext:value-type="string">
            <text:p><text:s text:c="2"/>trExterior2nd :: !String,</text:p>
          </table:table-cell>
          <table:table-cell table:formula="of:=&quot;  (&quot;&quot;&quot;&amp;[.A25]&amp;&quot;&quot;&quot;, toValue . tr&quot;&amp;[.A25]&amp;&quot;),&quot;" office:value-type="string" office:string-value="  (&quot;Exterior2nd&quot;, toValue . trExterior2nd)," calcext:value-type="string">
            <text:p><text:s text:c="2"/>("Exterior2nd", toValue . trExterior2nd),</text:p>
          </table:table-cell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String</text:p>
          </table:table-cell>
          <table:table-cell table:formula="of:= &quot;  tr&quot;&amp;[.A26]&amp;&quot; :: !&quot;&amp;[.B26]&amp;&quot;,&quot;" office:value-type="string" office:string-value="  trMasVnrType :: !String," calcext:value-type="string">
            <text:p><text:s text:c="2"/>trMasVnrType :: !String,</text:p>
          </table:table-cell>
          <table:table-cell table:formula="of:=&quot;  (&quot;&quot;&quot;&amp;[.A26]&amp;&quot;&quot;&quot;, toValue . tr&quot;&amp;[.A26]&amp;&quot;),&quot;" office:value-type="string" office:string-value="  (&quot;MasVnrType&quot;, toValue . trMasVnrType)," calcext:value-type="string">
            <text:p><text:s text:c="2"/>("MasVnrType", toValue . trMasVnrType),</text:p>
          </table:table-cell>
        </table:table-row>
        <table:table-row table:style-name="ro1">
          <table:table-cell office:value-type="string" calcext:value-type="string">
            <text:p>MasVnrArea</text:p>
          </table:table-cell>
          <table:table-cell office:value-type="string" calcext:value-type="string">
            <text:p>IntOrNull</text:p>
          </table:table-cell>
          <table:table-cell table:formula="of:= &quot;  tr&quot;&amp;[.A27]&amp;&quot; :: !&quot;&amp;[.B27]&amp;&quot;,&quot;" office:value-type="string" office:string-value="  trMasVnrArea :: !IntOrNull," calcext:value-type="string">
            <text:p><text:s text:c="2"/>trMasVnrArea :: !IntOrNull,</text:p>
          </table:table-cell>
          <table:table-cell table:formula="of:=&quot;  (&quot;&quot;&quot;&amp;[.A27]&amp;&quot;&quot;&quot;, toValue . tr&quot;&amp;[.A27]&amp;&quot;),&quot;" office:value-type="string" office:string-value="  (&quot;MasVnrArea&quot;, toValue . trMasVnrArea)," calcext:value-type="string">
            <text:p><text:s text:c="2"/>("MasVnrArea", toValue . trMasVnrArea),</text:p>
          </table:table-cell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String</text:p>
          </table:table-cell>
          <table:table-cell table:formula="of:= &quot;  tr&quot;&amp;[.A28]&amp;&quot; :: !&quot;&amp;[.B28]&amp;&quot;,&quot;" office:value-type="string" office:string-value="  trExterQual :: !String," calcext:value-type="string">
            <text:p><text:s text:c="2"/>trExterQual :: !String,</text:p>
          </table:table-cell>
          <table:table-cell table:formula="of:=&quot;  (&quot;&quot;&quot;&amp;[.A28]&amp;&quot;&quot;&quot;, toValue . tr&quot;&amp;[.A28]&amp;&quot;),&quot;" office:value-type="string" office:string-value="  (&quot;ExterQual&quot;, toValue . trExterQual)," calcext:value-type="string">
            <text:p><text:s text:c="2"/>("ExterQual", toValue . trExterQual),</text:p>
          </table:table-cell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String</text:p>
          </table:table-cell>
          <table:table-cell table:formula="of:= &quot;  tr&quot;&amp;[.A29]&amp;&quot; :: !&quot;&amp;[.B29]&amp;&quot;,&quot;" office:value-type="string" office:string-value="  trExterCond :: !String," calcext:value-type="string">
            <text:p><text:s text:c="2"/>trExterCond :: !String,</text:p>
          </table:table-cell>
          <table:table-cell table:formula="of:=&quot;  (&quot;&quot;&quot;&amp;[.A29]&amp;&quot;&quot;&quot;, toValue . tr&quot;&amp;[.A29]&amp;&quot;),&quot;" office:value-type="string" office:string-value="  (&quot;ExterCond&quot;, toValue . trExterCond)," calcext:value-type="string">
            <text:p><text:s text:c="2"/>("ExterCond", toValue . trExterCond),</text:p>
          </table:table-cell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String</text:p>
          </table:table-cell>
          <table:table-cell table:formula="of:= &quot;  tr&quot;&amp;[.A30]&amp;&quot; :: !&quot;&amp;[.B30]&amp;&quot;,&quot;" office:value-type="string" office:string-value="  trFoundation :: !String," calcext:value-type="string">
            <text:p><text:s text:c="2"/>trFoundation :: !String,</text:p>
          </table:table-cell>
          <table:table-cell table:formula="of:=&quot;  (&quot;&quot;&quot;&amp;[.A30]&amp;&quot;&quot;&quot;, toValue . tr&quot;&amp;[.A30]&amp;&quot;),&quot;" office:value-type="string" office:string-value="  (&quot;Foundation&quot;, toValue . trFoundation)," calcext:value-type="string">
            <text:p><text:s text:c="2"/>("Foundation", toValue . trFoundation),</text:p>
          </table:table-cell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String</text:p>
          </table:table-cell>
          <table:table-cell table:formula="of:= &quot;  tr&quot;&amp;[.A31]&amp;&quot; :: !&quot;&amp;[.B31]&amp;&quot;,&quot;" office:value-type="string" office:string-value="  trBsmtQual :: !String," calcext:value-type="string">
            <text:p><text:s text:c="2"/>trBsmtQual :: !String,</text:p>
          </table:table-cell>
          <table:table-cell table:formula="of:=&quot;  (&quot;&quot;&quot;&amp;[.A31]&amp;&quot;&quot;&quot;, toValue . tr&quot;&amp;[.A31]&amp;&quot;),&quot;" office:value-type="string" office:string-value="  (&quot;BsmtQual&quot;, toValue . trBsmtQual)," calcext:value-type="string">
            <text:p><text:s text:c="2"/>("BsmtQual", toValue . trBsmtQual),</text:p>
          </table:table-cell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String</text:p>
          </table:table-cell>
          <table:table-cell table:formula="of:= &quot;  tr&quot;&amp;[.A32]&amp;&quot; :: !&quot;&amp;[.B32]&amp;&quot;,&quot;" office:value-type="string" office:string-value="  trBsmtCond :: !String," calcext:value-type="string">
            <text:p><text:s text:c="2"/>trBsmtCond :: !String,</text:p>
          </table:table-cell>
          <table:table-cell table:formula="of:=&quot;  (&quot;&quot;&quot;&amp;[.A32]&amp;&quot;&quot;&quot;, toValue . tr&quot;&amp;[.A32]&amp;&quot;),&quot;" office:value-type="string" office:string-value="  (&quot;BsmtCond&quot;, toValue . trBsmtCond)," calcext:value-type="string">
            <text:p><text:s text:c="2"/>("BsmtCond", toValue . trBsmtCond),</text:p>
          </table:table-cell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String</text:p>
          </table:table-cell>
          <table:table-cell table:formula="of:= &quot;  tr&quot;&amp;[.A33]&amp;&quot; :: !&quot;&amp;[.B33]&amp;&quot;,&quot;" office:value-type="string" office:string-value="  trBsmtExposure :: !String," calcext:value-type="string">
            <text:p><text:s text:c="2"/>trBsmtExposure :: !String,</text:p>
          </table:table-cell>
          <table:table-cell table:formula="of:=&quot;  (&quot;&quot;&quot;&amp;[.A33]&amp;&quot;&quot;&quot;, toValue . tr&quot;&amp;[.A33]&amp;&quot;),&quot;" office:value-type="string" office:string-value="  (&quot;BsmtExposure&quot;, toValue . trBsmtExposure)," calcext:value-type="string">
            <text:p><text:s text:c="2"/>("BsmtExposure", toValue . trBsmtExposure),</text:p>
          </table:table-cell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String</text:p>
          </table:table-cell>
          <table:table-cell table:formula="of:= &quot;  tr&quot;&amp;[.A34]&amp;&quot; :: !&quot;&amp;[.B34]&amp;&quot;,&quot;" office:value-type="string" office:string-value="  trBsmtFinType1 :: !String," calcext:value-type="string">
            <text:p><text:s text:c="2"/>trBsmtFinType1 :: !String,</text:p>
          </table:table-cell>
          <table:table-cell table:formula="of:=&quot;  (&quot;&quot;&quot;&amp;[.A34]&amp;&quot;&quot;&quot;, toValue . tr&quot;&amp;[.A34]&amp;&quot;),&quot;" office:value-type="string" office:string-value="  (&quot;BsmtFinType1&quot;, toValue . trBsmtFinType1)," calcext:value-type="string">
            <text:p><text:s text:c="2"/>("BsmtFinType1", toValue . trBsmtFinType1),</text:p>
          </table:table-cell>
        </table:table-row>
        <table:table-row table:style-name="ro1">
          <table:table-cell office:value-type="string" calcext:value-type="string">
            <text:p>BsmtFinSF1</text:p>
          </table:table-cell>
          <table:table-cell office:value-type="string" calcext:value-type="string">
            <text:p>IntOrNull</text:p>
          </table:table-cell>
          <table:table-cell table:formula="of:= &quot;  tr&quot;&amp;[.A35]&amp;&quot; :: !&quot;&amp;[.B35]&amp;&quot;,&quot;" office:value-type="string" office:string-value="  trBsmtFinSF1 :: !IntOrNull," calcext:value-type="string">
            <text:p><text:s text:c="2"/>trBsmtFinSF1 :: !IntOrNull,</text:p>
          </table:table-cell>
          <table:table-cell table:formula="of:=&quot;  (&quot;&quot;&quot;&amp;[.A35]&amp;&quot;&quot;&quot;, toValue . tr&quot;&amp;[.A35]&amp;&quot;),&quot;" office:value-type="string" office:string-value="  (&quot;BsmtFinSF1&quot;, toValue . trBsmtFinSF1)," calcext:value-type="string">
            <text:p><text:s text:c="2"/>("BsmtFinSF1", toValue . trBsmtFinSF1),</text:p>
          </table:table-cell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String</text:p>
          </table:table-cell>
          <table:table-cell table:formula="of:= &quot;  tr&quot;&amp;[.A36]&amp;&quot; :: !&quot;&amp;[.B36]&amp;&quot;,&quot;" office:value-type="string" office:string-value="  trBsmtFinType2 :: !String," calcext:value-type="string">
            <text:p><text:s text:c="2"/>trBsmtFinType2 :: !String,</text:p>
          </table:table-cell>
          <table:table-cell table:formula="of:=&quot;  (&quot;&quot;&quot;&amp;[.A36]&amp;&quot;&quot;&quot;, toValue . tr&quot;&amp;[.A36]&amp;&quot;),&quot;" office:value-type="string" office:string-value="  (&quot;BsmtFinType2&quot;, toValue . trBsmtFinType2)," calcext:value-type="string">
            <text:p><text:s text:c="2"/>("BsmtFinType2", toValue . trBsmtFinType2),</text:p>
          </table:table-cell>
        </table:table-row>
        <table:table-row table:style-name="ro1">
          <table:table-cell office:value-type="string" calcext:value-type="string">
            <text:p>BsmtFinSF2</text:p>
          </table:table-cell>
          <table:table-cell office:value-type="string" calcext:value-type="string">
            <text:p>IntOrNull</text:p>
          </table:table-cell>
          <table:table-cell table:formula="of:= &quot;  tr&quot;&amp;[.A37]&amp;&quot; :: !&quot;&amp;[.B37]&amp;&quot;,&quot;" office:value-type="string" office:string-value="  trBsmtFinSF2 :: !IntOrNull," calcext:value-type="string">
            <text:p><text:s text:c="2"/>trBsmtFinSF2 :: !IntOrNull,</text:p>
          </table:table-cell>
          <table:table-cell table:formula="of:=&quot;  (&quot;&quot;&quot;&amp;[.A37]&amp;&quot;&quot;&quot;, toValue . tr&quot;&amp;[.A37]&amp;&quot;),&quot;" office:value-type="string" office:string-value="  (&quot;BsmtFinSF2&quot;, toValue . trBsmtFinSF2)," calcext:value-type="string">
            <text:p><text:s text:c="2"/>("BsmtFinSF2", toValue . trBsmtFinSF2),</text:p>
          </table:table-cell>
        </table:table-row>
        <table:table-row table:style-name="ro1">
          <table:table-cell office:value-type="string" calcext:value-type="string">
            <text:p>BsmtUnfSF</text:p>
          </table:table-cell>
          <table:table-cell office:value-type="string" calcext:value-type="string">
            <text:p>IntOrNull</text:p>
          </table:table-cell>
          <table:table-cell table:formula="of:= &quot;  tr&quot;&amp;[.A38]&amp;&quot; :: !&quot;&amp;[.B38]&amp;&quot;,&quot;" office:value-type="string" office:string-value="  trBsmtUnfSF :: !IntOrNull," calcext:value-type="string">
            <text:p><text:s text:c="2"/>trBsmtUnfSF :: !IntOrNull,</text:p>
          </table:table-cell>
          <table:table-cell table:formula="of:=&quot;  (&quot;&quot;&quot;&amp;[.A38]&amp;&quot;&quot;&quot;, toValue . tr&quot;&amp;[.A38]&amp;&quot;),&quot;" office:value-type="string" office:string-value="  (&quot;BsmtUnfSF&quot;, toValue . trBsmtUnfSF)," calcext:value-type="string">
            <text:p><text:s text:c="2"/>("BsmtUnfSF", toValue . trBsmtUnfSF),</text:p>
          </table:table-cell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IntOrNull</text:p>
          </table:table-cell>
          <table:table-cell table:formula="of:= &quot;  tr&quot;&amp;[.A39]&amp;&quot; :: !&quot;&amp;[.B39]&amp;&quot;,&quot;" office:value-type="string" office:string-value="  trTotalBsmtSF :: !IntOrNull," calcext:value-type="string">
            <text:p><text:s text:c="2"/>trTotalBsmtSF :: !IntOrNull,</text:p>
          </table:table-cell>
          <table:table-cell table:formula="of:=&quot;  (&quot;&quot;&quot;&amp;[.A39]&amp;&quot;&quot;&quot;, toValue . tr&quot;&amp;[.A39]&amp;&quot;),&quot;" office:value-type="string" office:string-value="  (&quot;TotalBsmtSF&quot;, toValue . trTotalBsmtSF)," calcext:value-type="string">
            <text:p><text:s text:c="2"/>("TotalBsmtSF", toValue . trTotalBsmtSF),</text:p>
          </table:table-cell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String</text:p>
          </table:table-cell>
          <table:table-cell table:formula="of:= &quot;  tr&quot;&amp;[.A40]&amp;&quot; :: !&quot;&amp;[.B40]&amp;&quot;,&quot;" office:value-type="string" office:string-value="  trHeating :: !String," calcext:value-type="string">
            <text:p><text:s text:c="2"/>trHeating :: !String,</text:p>
          </table:table-cell>
          <table:table-cell table:formula="of:=&quot;  (&quot;&quot;&quot;&amp;[.A40]&amp;&quot;&quot;&quot;, toValue . tr&quot;&amp;[.A40]&amp;&quot;),&quot;" office:value-type="string" office:string-value="  (&quot;Heating&quot;, toValue . trHeating)," calcext:value-type="string">
            <text:p><text:s text:c="2"/>("Heating", toValue . trHeating),</text:p>
          </table:table-cell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String</text:p>
          </table:table-cell>
          <table:table-cell table:formula="of:= &quot;  tr&quot;&amp;[.A41]&amp;&quot; :: !&quot;&amp;[.B41]&amp;&quot;,&quot;" office:value-type="string" office:string-value="  trHeatingQC :: !String," calcext:value-type="string">
            <text:p><text:s text:c="2"/>trHeatingQC :: !String,</text:p>
          </table:table-cell>
          <table:table-cell table:formula="of:=&quot;  (&quot;&quot;&quot;&amp;[.A41]&amp;&quot;&quot;&quot;, toValue . tr&quot;&amp;[.A41]&amp;&quot;),&quot;" office:value-type="string" office:string-value="  (&quot;HeatingQC&quot;, toValue . trHeatingQC)," calcext:value-type="string">
            <text:p><text:s text:c="2"/>("HeatingQC", toValue . trHeatingQC),</text:p>
          </table:table-cell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String</text:p>
          </table:table-cell>
          <table:table-cell table:formula="of:= &quot;  tr&quot;&amp;[.A42]&amp;&quot; :: !&quot;&amp;[.B42]&amp;&quot;,&quot;" office:value-type="string" office:string-value="  trCentralAir :: !String," calcext:value-type="string">
            <text:p><text:s text:c="2"/>trCentralAir :: !String,</text:p>
          </table:table-cell>
          <table:table-cell table:formula="of:=&quot;  (&quot;&quot;&quot;&amp;[.A42]&amp;&quot;&quot;&quot;, toValue . tr&quot;&amp;[.A42]&amp;&quot;),&quot;" office:value-type="string" office:string-value="  (&quot;CentralAir&quot;, toValue . trCentralAir)," calcext:value-type="string">
            <text:p><text:s text:c="2"/>("CentralAir", toValue . trCentralAir),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String</text:p>
          </table:table-cell>
          <table:table-cell table:formula="of:= &quot;  tr&quot;&amp;[.A43]&amp;&quot; :: !&quot;&amp;[.B43]&amp;&quot;,&quot;" office:value-type="string" office:string-value="  trElectrical :: !String," calcext:value-type="string">
            <text:p><text:s text:c="2"/>trElectrical :: !String,</text:p>
          </table:table-cell>
          <table:table-cell table:formula="of:=&quot;  (&quot;&quot;&quot;&amp;[.A43]&amp;&quot;&quot;&quot;, toValue . tr&quot;&amp;[.A43]&amp;&quot;),&quot;" office:value-type="string" office:string-value="  (&quot;Electrical&quot;, toValue . trElectrical)," calcext:value-type="string">
            <text:p><text:s text:c="2"/>("Electrical", toValue . trElectrical),</text:p>
          </table:table-cell>
        </table:table-row>
        <table:table-row table:style-name="ro1">
          <table:table-cell office:value-type="string" calcext:value-type="string">
            <text:p>1stFlrSF</text:p>
          </table:table-cell>
          <table:table-cell office:value-type="string" calcext:value-type="string">
            <text:p>IntOrNull</text:p>
          </table:table-cell>
          <table:table-cell table:formula="of:= &quot;  tr&quot;&amp;[.A44]&amp;&quot; :: !&quot;&amp;[.B44]&amp;&quot;,&quot;" office:value-type="string" office:string-value="  tr1stFlrSF :: !IntOrNull," calcext:value-type="string">
            <text:p><text:s text:c="2"/>tr1stFlrSF :: !IntOrNull,</text:p>
          </table:table-cell>
          <table:table-cell table:formula="of:=&quot;  (&quot;&quot;&quot;&amp;[.A44]&amp;&quot;&quot;&quot;, toValue . tr&quot;&amp;[.A44]&amp;&quot;),&quot;" office:value-type="string" office:string-value="  (&quot;1stFlrSF&quot;, toValue . tr1stFlrSF)," calcext:value-type="string">
            <text:p><text:s text:c="2"/>("1stFlrSF", toValue . tr1stFlrSF),</text:p>
          </table:table-cell>
        </table:table-row>
        <table:table-row table:style-name="ro1">
          <table:table-cell office:value-type="string" calcext:value-type="string">
            <text:p>2ndFlrSF</text:p>
          </table:table-cell>
          <table:table-cell office:value-type="string" calcext:value-type="string">
            <text:p>IntOrNull</text:p>
          </table:table-cell>
          <table:table-cell table:formula="of:= &quot;  tr&quot;&amp;[.A45]&amp;&quot; :: !&quot;&amp;[.B45]&amp;&quot;,&quot;" office:value-type="string" office:string-value="  tr2ndFlrSF :: !IntOrNull," calcext:value-type="string">
            <text:p><text:s text:c="2"/>tr2ndFlrSF :: !IntOrNull,</text:p>
          </table:table-cell>
          <table:table-cell table:formula="of:=&quot;  (&quot;&quot;&quot;&amp;[.A45]&amp;&quot;&quot;&quot;, toValue . tr&quot;&amp;[.A45]&amp;&quot;),&quot;" office:value-type="string" office:string-value="  (&quot;2ndFlrSF&quot;, toValue . tr2ndFlrSF)," calcext:value-type="string">
            <text:p><text:s text:c="2"/>("2ndFlrSF", toValue . tr2ndFlrSF),</text:p>
          </table:table-cell>
        </table:table-row>
        <table:table-row table:style-name="ro1">
          <table:table-cell office:value-type="string" calcext:value-type="string">
            <text:p>LowQualFinSF</text:p>
          </table:table-cell>
          <table:table-cell office:value-type="string" calcext:value-type="string">
            <text:p>IntOrNull</text:p>
          </table:table-cell>
          <table:table-cell table:formula="of:= &quot;  tr&quot;&amp;[.A46]&amp;&quot; :: !&quot;&amp;[.B46]&amp;&quot;,&quot;" office:value-type="string" office:string-value="  trLowQualFinSF :: !IntOrNull," calcext:value-type="string">
            <text:p><text:s text:c="2"/>trLowQualFinSF :: !IntOrNull,</text:p>
          </table:table-cell>
          <table:table-cell table:formula="of:=&quot;  (&quot;&quot;&quot;&amp;[.A46]&amp;&quot;&quot;&quot;, toValue . tr&quot;&amp;[.A46]&amp;&quot;),&quot;" office:value-type="string" office:string-value="  (&quot;LowQualFinSF&quot;, toValue . trLowQualFinSF)," calcext:value-type="string">
            <text:p><text:s text:c="2"/>("LowQualFinSF", toValue . trLowQualFinSF),</text:p>
          </table:table-cell>
        </table:table-row>
        <table:table-row table:style-name="ro1">
          <table:table-cell office:value-type="string" calcext:value-type="string">
            <text:p>GrLivArea</text:p>
          </table:table-cell>
          <table:table-cell office:value-type="string" calcext:value-type="string">
            <text:p>IntOrNull</text:p>
          </table:table-cell>
          <table:table-cell table:formula="of:= &quot;  tr&quot;&amp;[.A47]&amp;&quot; :: !&quot;&amp;[.B47]&amp;&quot;,&quot;" office:value-type="string" office:string-value="  trGrLivArea :: !IntOrNull," calcext:value-type="string">
            <text:p><text:s text:c="2"/>trGrLivArea :: !IntOrNull,</text:p>
          </table:table-cell>
          <table:table-cell table:formula="of:=&quot;  (&quot;&quot;&quot;&amp;[.A47]&amp;&quot;&quot;&quot;, toValue . tr&quot;&amp;[.A47]&amp;&quot;),&quot;" office:value-type="string" office:string-value="  (&quot;GrLivArea&quot;, toValue . trGrLivArea)," calcext:value-type="string">
            <text:p><text:s text:c="2"/>("GrLivArea", toValue . trGrLivArea),</text:p>
          </table:table-cell>
        </table:table-row>
        <table:table-row table:style-name="ro1">
          <table:table-cell office:value-type="string" calcext:value-type="string">
            <text:p>BsmtFullBath</text:p>
          </table:table-cell>
          <table:table-cell office:value-type="string" calcext:value-type="string">
            <text:p>IntOrNull</text:p>
          </table:table-cell>
          <table:table-cell table:formula="of:= &quot;  tr&quot;&amp;[.A48]&amp;&quot; :: !&quot;&amp;[.B48]&amp;&quot;,&quot;" office:value-type="string" office:string-value="  trBsmtFullBath :: !IntOrNull," calcext:value-type="string">
            <text:p><text:s text:c="2"/>trBsmtFullBath :: !IntOrNull,</text:p>
          </table:table-cell>
          <table:table-cell table:formula="of:=&quot;  (&quot;&quot;&quot;&amp;[.A48]&amp;&quot;&quot;&quot;, toValue . tr&quot;&amp;[.A48]&amp;&quot;),&quot;" office:value-type="string" office:string-value="  (&quot;BsmtFullBath&quot;, toValue . trBsmtFullBath)," calcext:value-type="string">
            <text:p><text:s text:c="2"/>("BsmtFullBath", toValue . trBsmtFullBath),</text:p>
          </table:table-cell>
        </table:table-row>
        <table:table-row table:style-name="ro1">
          <table:table-cell office:value-type="string" calcext:value-type="string">
            <text:p>BsmtHalfBath</text:p>
          </table:table-cell>
          <table:table-cell office:value-type="string" calcext:value-type="string">
            <text:p>IntOrNull</text:p>
          </table:table-cell>
          <table:table-cell table:formula="of:= &quot;  tr&quot;&amp;[.A49]&amp;&quot; :: !&quot;&amp;[.B49]&amp;&quot;,&quot;" office:value-type="string" office:string-value="  trBsmtHalfBath :: !IntOrNull," calcext:value-type="string">
            <text:p><text:s text:c="2"/>trBsmtHalfBath :: !IntOrNull,</text:p>
          </table:table-cell>
          <table:table-cell table:formula="of:=&quot;  (&quot;&quot;&quot;&amp;[.A49]&amp;&quot;&quot;&quot;, toValue . tr&quot;&amp;[.A49]&amp;&quot;),&quot;" office:value-type="string" office:string-value="  (&quot;BsmtHalfBath&quot;, toValue . trBsmtHalfBath)," calcext:value-type="string">
            <text:p><text:s text:c="2"/>("BsmtHalfBath", toValue . trBsmtHalfBath),</text:p>
          </table:table-cell>
        </table:table-row>
        <table:table-row table:style-name="ro1">
          <table:table-cell office:value-type="string" calcext:value-type="string">
            <text:p>FullBath</text:p>
          </table:table-cell>
          <table:table-cell office:value-type="string" calcext:value-type="string">
            <text:p>IntOrNull</text:p>
          </table:table-cell>
          <table:table-cell table:formula="of:= &quot;  tr&quot;&amp;[.A50]&amp;&quot; :: !&quot;&amp;[.B50]&amp;&quot;,&quot;" office:value-type="string" office:string-value="  trFullBath :: !IntOrNull," calcext:value-type="string">
            <text:p><text:s text:c="2"/>trFullBath :: !IntOrNull,</text:p>
          </table:table-cell>
          <table:table-cell table:formula="of:=&quot;  (&quot;&quot;&quot;&amp;[.A50]&amp;&quot;&quot;&quot;, toValue . tr&quot;&amp;[.A50]&amp;&quot;),&quot;" office:value-type="string" office:string-value="  (&quot;FullBath&quot;, toValue . trFullBath)," calcext:value-type="string">
            <text:p><text:s text:c="2"/>("FullBath", toValue . trFullBath),</text:p>
          </table:table-cell>
        </table:table-row>
        <table:table-row table:style-name="ro1">
          <table:table-cell office:value-type="string" calcext:value-type="string">
            <text:p>HalfBath</text:p>
          </table:table-cell>
          <table:table-cell office:value-type="string" calcext:value-type="string">
            <text:p>IntOrNull</text:p>
          </table:table-cell>
          <table:table-cell table:formula="of:= &quot;  tr&quot;&amp;[.A51]&amp;&quot; :: !&quot;&amp;[.B51]&amp;&quot;,&quot;" office:value-type="string" office:string-value="  trHalfBath :: !IntOrNull," calcext:value-type="string">
            <text:p><text:s text:c="2"/>trHalfBath :: !IntOrNull,</text:p>
          </table:table-cell>
          <table:table-cell table:formula="of:=&quot;  (&quot;&quot;&quot;&amp;[.A51]&amp;&quot;&quot;&quot;, toValue . tr&quot;&amp;[.A51]&amp;&quot;),&quot;" office:value-type="string" office:string-value="  (&quot;HalfBath&quot;, toValue . trHalfBath)," calcext:value-type="string">
            <text:p><text:s text:c="2"/>("HalfBath", toValue . trHalfBath),</text:p>
          </table:table-cell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string" calcext:value-type="string">
            <text:p>IntOrNull</text:p>
          </table:table-cell>
          <table:table-cell table:formula="of:= &quot;  tr&quot;&amp;[.A52]&amp;&quot; :: !&quot;&amp;[.B52]&amp;&quot;,&quot;" office:value-type="string" office:string-value="  trBedroomAbvGr :: !IntOrNull," calcext:value-type="string">
            <text:p><text:s text:c="2"/>trBedroomAbvGr :: !IntOrNull,</text:p>
          </table:table-cell>
          <table:table-cell table:formula="of:=&quot;  (&quot;&quot;&quot;&amp;[.A52]&amp;&quot;&quot;&quot;, toValue . tr&quot;&amp;[.A52]&amp;&quot;),&quot;" office:value-type="string" office:string-value="  (&quot;BedroomAbvGr&quot;, toValue . trBedroomAbvGr)," calcext:value-type="string">
            <text:p><text:s text:c="2"/>("BedroomAbvGr", toValue . trBedroomAbvGr),</text:p>
          </table:table-cell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string" calcext:value-type="string">
            <text:p>IntOrNull</text:p>
          </table:table-cell>
          <table:table-cell table:formula="of:= &quot;  tr&quot;&amp;[.A53]&amp;&quot; :: !&quot;&amp;[.B53]&amp;&quot;,&quot;" office:value-type="string" office:string-value="  trKitchenAbvGr :: !IntOrNull," calcext:value-type="string">
            <text:p><text:s text:c="2"/>trKitchenAbvGr :: !IntOrNull,</text:p>
          </table:table-cell>
          <table:table-cell table:formula="of:=&quot;  (&quot;&quot;&quot;&amp;[.A53]&amp;&quot;&quot;&quot;, toValue . tr&quot;&amp;[.A53]&amp;&quot;),&quot;" office:value-type="string" office:string-value="  (&quot;KitchenAbvGr&quot;, toValue . trKitchenAbvGr)," calcext:value-type="string">
            <text:p><text:s text:c="2"/>("KitchenAbvGr", toValue . trKitchenAbvGr),</text:p>
          </table:table-cell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String</text:p>
          </table:table-cell>
          <table:table-cell table:formula="of:= &quot;  tr&quot;&amp;[.A54]&amp;&quot; :: !&quot;&amp;[.B54]&amp;&quot;,&quot;" office:value-type="string" office:string-value="  trKitchenQual :: !String," calcext:value-type="string">
            <text:p><text:s text:c="2"/>trKitchenQual :: !String,</text:p>
          </table:table-cell>
          <table:table-cell table:formula="of:=&quot;  (&quot;&quot;&quot;&amp;[.A54]&amp;&quot;&quot;&quot;, toValue . tr&quot;&amp;[.A54]&amp;&quot;),&quot;" office:value-type="string" office:string-value="  (&quot;KitchenQual&quot;, toValue . trKitchenQual)," calcext:value-type="string">
            <text:p><text:s text:c="2"/>("KitchenQual", toValue . trKitchenQual),</text:p>
          </table:table-cell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string" calcext:value-type="string">
            <text:p>IntOrNull</text:p>
          </table:table-cell>
          <table:table-cell table:formula="of:= &quot;  tr&quot;&amp;[.A55]&amp;&quot; :: !&quot;&amp;[.B55]&amp;&quot;,&quot;" office:value-type="string" office:string-value="  trTotRmsAbvGrd :: !IntOrNull," calcext:value-type="string">
            <text:p><text:s text:c="2"/>trTotRmsAbvGrd :: !IntOrNull,</text:p>
          </table:table-cell>
          <table:table-cell table:formula="of:=&quot;  (&quot;&quot;&quot;&amp;[.A55]&amp;&quot;&quot;&quot;, toValue . tr&quot;&amp;[.A55]&amp;&quot;),&quot;" office:value-type="string" office:string-value="  (&quot;TotRmsAbvGrd&quot;, toValue . trTotRmsAbvGrd)," calcext:value-type="string">
            <text:p><text:s text:c="2"/>("TotRmsAbvGrd", toValue . trTotRmsAbvGrd),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tring</text:p>
          </table:table-cell>
          <table:table-cell table:formula="of:= &quot;  tr&quot;&amp;[.A56]&amp;&quot; :: !&quot;&amp;[.B56]&amp;&quot;,&quot;" office:value-type="string" office:string-value="  trFunctional :: !String," calcext:value-type="string">
            <text:p><text:s text:c="2"/>trFunctional :: !String,</text:p>
          </table:table-cell>
          <table:table-cell table:formula="of:=&quot;  (&quot;&quot;&quot;&amp;[.A56]&amp;&quot;&quot;&quot;, toValue . tr&quot;&amp;[.A56]&amp;&quot;),&quot;" office:value-type="string" office:string-value="  (&quot;Functional&quot;, toValue . trFunctional)," calcext:value-type="string">
            <text:p><text:s text:c="2"/>("Functional", toValue . trFunctional),</text:p>
          </table:table-cell>
        </table:table-row>
        <table:table-row table:style-name="ro1">
          <table:table-cell office:value-type="string" calcext:value-type="string">
            <text:p>Fireplaces</text:p>
          </table:table-cell>
          <table:table-cell office:value-type="string" calcext:value-type="string">
            <text:p>IntOrNull</text:p>
          </table:table-cell>
          <table:table-cell table:formula="of:= &quot;  tr&quot;&amp;[.A57]&amp;&quot; :: !&quot;&amp;[.B57]&amp;&quot;,&quot;" office:value-type="string" office:string-value="  trFireplaces :: !IntOrNull," calcext:value-type="string">
            <text:p><text:s text:c="2"/>trFireplaces :: !IntOrNull,</text:p>
          </table:table-cell>
          <table:table-cell table:formula="of:=&quot;  (&quot;&quot;&quot;&amp;[.A57]&amp;&quot;&quot;&quot;, toValue . tr&quot;&amp;[.A57]&amp;&quot;),&quot;" office:value-type="string" office:string-value="  (&quot;Fireplaces&quot;, toValue . trFireplaces)," calcext:value-type="string">
            <text:p><text:s text:c="2"/>("Fireplaces", toValue . trFireplaces),</text:p>
          </table:table-cell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string" calcext:value-type="string">
            <text:p>String</text:p>
          </table:table-cell>
          <table:table-cell table:formula="of:= &quot;  tr&quot;&amp;[.A58]&amp;&quot; :: !&quot;&amp;[.B58]&amp;&quot;,&quot;" office:value-type="string" office:string-value="  trFireplaceQu :: !String," calcext:value-type="string">
            <text:p><text:s text:c="2"/>trFireplaceQu :: !String,</text:p>
          </table:table-cell>
          <table:table-cell table:formula="of:=&quot;  (&quot;&quot;&quot;&amp;[.A58]&amp;&quot;&quot;&quot;, toValue . tr&quot;&amp;[.A58]&amp;&quot;),&quot;" office:value-type="string" office:string-value="  (&quot;FireplaceQu&quot;, toValue . trFireplaceQu)," calcext:value-type="string">
            <text:p><text:s text:c="2"/>("FireplaceQu", toValue . trFireplaceQu),</text:p>
          </table:table-cell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String</text:p>
          </table:table-cell>
          <table:table-cell table:formula="of:= &quot;  tr&quot;&amp;[.A59]&amp;&quot; :: !&quot;&amp;[.B59]&amp;&quot;,&quot;" office:value-type="string" office:string-value="  trGarageType :: !String," calcext:value-type="string">
            <text:p><text:s text:c="2"/>trGarageType :: !String,</text:p>
          </table:table-cell>
          <table:table-cell table:formula="of:=&quot;  (&quot;&quot;&quot;&amp;[.A59]&amp;&quot;&quot;&quot;, toValue . tr&quot;&amp;[.A59]&amp;&quot;),&quot;" office:value-type="string" office:string-value="  (&quot;GarageType&quot;, toValue . trGarageType)," calcext:value-type="string">
            <text:p><text:s text:c="2"/>("GarageType", toValue . trGarageType),</text:p>
          </table:table-cell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string" calcext:value-type="string">
            <text:p>IntOrNull</text:p>
          </table:table-cell>
          <table:table-cell table:formula="of:= &quot;  tr&quot;&amp;[.A60]&amp;&quot; :: !&quot;&amp;[.B60]&amp;&quot;,&quot;" office:value-type="string" office:string-value="  trGarageYrBlt :: !IntOrNull," calcext:value-type="string">
            <text:p><text:s text:c="2"/>trGarageYrBlt :: !IntOrNull,</text:p>
          </table:table-cell>
          <table:table-cell table:formula="of:=&quot;  (&quot;&quot;&quot;&amp;[.A60]&amp;&quot;&quot;&quot;, toValue . tr&quot;&amp;[.A60]&amp;&quot;),&quot;" office:value-type="string" office:string-value="  (&quot;GarageYrBlt&quot;, toValue . trGarageYrBlt)," calcext:value-type="string">
            <text:p><text:s text:c="2"/>("GarageYrBlt", toValue . trGarageYrBlt),</text:p>
          </table:table-cell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String</text:p>
          </table:table-cell>
          <table:table-cell table:formula="of:= &quot;  tr&quot;&amp;[.A61]&amp;&quot; :: !&quot;&amp;[.B61]&amp;&quot;,&quot;" office:value-type="string" office:string-value="  trGarageFinish :: !String," calcext:value-type="string">
            <text:p><text:s text:c="2"/>trGarageFinish :: !String,</text:p>
          </table:table-cell>
          <table:table-cell table:formula="of:=&quot;  (&quot;&quot;&quot;&amp;[.A61]&amp;&quot;&quot;&quot;, toValue . tr&quot;&amp;[.A61]&amp;&quot;),&quot;" office:value-type="string" office:string-value="  (&quot;GarageFinish&quot;, toValue . trGarageFinish)," calcext:value-type="string">
            <text:p><text:s text:c="2"/>("GarageFinish", toValue . trGarageFinish),</text:p>
          </table:table-cell>
        </table:table-row>
        <table:table-row table:style-name="ro1">
          <table:table-cell office:value-type="string" calcext:value-type="string">
            <text:p>GarageCars</text:p>
          </table:table-cell>
          <table:table-cell office:value-type="string" calcext:value-type="string">
            <text:p>IntOrNull</text:p>
          </table:table-cell>
          <table:table-cell table:formula="of:= &quot;  tr&quot;&amp;[.A62]&amp;&quot; :: !&quot;&amp;[.B62]&amp;&quot;,&quot;" office:value-type="string" office:string-value="  trGarageCars :: !IntOrNull," calcext:value-type="string">
            <text:p><text:s text:c="2"/>trGarageCars :: !IntOrNull,</text:p>
          </table:table-cell>
          <table:table-cell table:formula="of:=&quot;  (&quot;&quot;&quot;&amp;[.A62]&amp;&quot;&quot;&quot;, toValue . tr&quot;&amp;[.A62]&amp;&quot;),&quot;" office:value-type="string" office:string-value="  (&quot;GarageCars&quot;, toValue . trGarageCars)," calcext:value-type="string">
            <text:p><text:s text:c="2"/>("GarageCars", toValue . trGarageCars),</text:p>
          </table:table-cell>
        </table:table-row>
        <table:table-row table:style-name="ro1">
          <table:table-cell office:value-type="string" calcext:value-type="string">
            <text:p>GarageArea</text:p>
          </table:table-cell>
          <table:table-cell office:value-type="string" calcext:value-type="string">
            <text:p>IntOrNull</text:p>
          </table:table-cell>
          <table:table-cell table:formula="of:= &quot;  tr&quot;&amp;[.A63]&amp;&quot; :: !&quot;&amp;[.B63]&amp;&quot;,&quot;" office:value-type="string" office:string-value="  trGarageArea :: !IntOrNull," calcext:value-type="string">
            <text:p><text:s text:c="2"/>trGarageArea :: !IntOrNull,</text:p>
          </table:table-cell>
          <table:table-cell table:formula="of:=&quot;  (&quot;&quot;&quot;&amp;[.A63]&amp;&quot;&quot;&quot;, toValue . tr&quot;&amp;[.A63]&amp;&quot;),&quot;" office:value-type="string" office:string-value="  (&quot;GarageArea&quot;, toValue . trGarageArea)," calcext:value-type="string">
            <text:p><text:s text:c="2"/>("GarageArea", toValue . trGarageArea),</text:p>
          </table:table-cell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String</text:p>
          </table:table-cell>
          <table:table-cell table:formula="of:= &quot;  tr&quot;&amp;[.A64]&amp;&quot; :: !&quot;&amp;[.B64]&amp;&quot;,&quot;" office:value-type="string" office:string-value="  trGarageQual :: !String," calcext:value-type="string">
            <text:p><text:s text:c="2"/>trGarageQual :: !String,</text:p>
          </table:table-cell>
          <table:table-cell table:formula="of:=&quot;  (&quot;&quot;&quot;&amp;[.A64]&amp;&quot;&quot;&quot;, toValue . tr&quot;&amp;[.A64]&amp;&quot;),&quot;" office:value-type="string" office:string-value="  (&quot;GarageQual&quot;, toValue . trGarageQual)," calcext:value-type="string">
            <text:p><text:s text:c="2"/>("GarageQual", toValue . trGarageQual),</text:p>
          </table:table-cell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String</text:p>
          </table:table-cell>
          <table:table-cell table:formula="of:= &quot;  tr&quot;&amp;[.A65]&amp;&quot; :: !&quot;&amp;[.B65]&amp;&quot;,&quot;" office:value-type="string" office:string-value="  trGarageCond :: !String," calcext:value-type="string">
            <text:p><text:s text:c="2"/>trGarageCond :: !String,</text:p>
          </table:table-cell>
          <table:table-cell table:formula="of:=&quot;  (&quot;&quot;&quot;&amp;[.A65]&amp;&quot;&quot;&quot;, toValue . tr&quot;&amp;[.A65]&amp;&quot;),&quot;" office:value-type="string" office:string-value="  (&quot;GarageCond&quot;, toValue . trGarageCond)," calcext:value-type="string">
            <text:p><text:s text:c="2"/>("GarageCond", toValue . trGarageCond),</text:p>
          </table:table-cell>
        </table:table-row>
        <table:table-row table:style-name="ro1">
          <table:table-cell office:value-type="string" calcext:value-type="string">
            <text:p>PavedDrive</text:p>
          </table:table-cell>
          <table:table-cell office:value-type="string" calcext:value-type="string">
            <text:p>String</text:p>
          </table:table-cell>
          <table:table-cell table:formula="of:= &quot;  tr&quot;&amp;[.A66]&amp;&quot; :: !&quot;&amp;[.B66]&amp;&quot;,&quot;" office:value-type="string" office:string-value="  trPavedDrive :: !String," calcext:value-type="string">
            <text:p><text:s text:c="2"/>trPavedDrive :: !String,</text:p>
          </table:table-cell>
          <table:table-cell table:formula="of:=&quot;  (&quot;&quot;&quot;&amp;[.A66]&amp;&quot;&quot;&quot;, toValue . tr&quot;&amp;[.A66]&amp;&quot;),&quot;" office:value-type="string" office:string-value="  (&quot;PavedDrive&quot;, toValue . trPavedDrive)," calcext:value-type="string">
            <text:p><text:s text:c="2"/>("PavedDrive", toValue . trPavedDrive),</text:p>
          </table:table-cell>
        </table:table-row>
        <table:table-row table:style-name="ro1">
          <table:table-cell office:value-type="string" calcext:value-type="string">
            <text:p>WoodDeckSF</text:p>
          </table:table-cell>
          <table:table-cell office:value-type="string" calcext:value-type="string">
            <text:p>IntOrNull</text:p>
          </table:table-cell>
          <table:table-cell table:formula="of:= &quot;  tr&quot;&amp;[.A67]&amp;&quot; :: !&quot;&amp;[.B67]&amp;&quot;,&quot;" office:value-type="string" office:string-value="  trWoodDeckSF :: !IntOrNull," calcext:value-type="string">
            <text:p><text:s text:c="2"/>trWoodDeckSF :: !IntOrNull,</text:p>
          </table:table-cell>
          <table:table-cell table:formula="of:=&quot;  (&quot;&quot;&quot;&amp;[.A67]&amp;&quot;&quot;&quot;, toValue . tr&quot;&amp;[.A67]&amp;&quot;),&quot;" office:value-type="string" office:string-value="  (&quot;WoodDeckSF&quot;, toValue . trWoodDeckSF)," calcext:value-type="string">
            <text:p><text:s text:c="2"/>("WoodDeckSF", toValue . trWoodDeckSF),</text:p>
          </table:table-cell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string" calcext:value-type="string">
            <text:p>IntOrNull</text:p>
          </table:table-cell>
          <table:table-cell table:formula="of:= &quot;  tr&quot;&amp;[.A68]&amp;&quot; :: !&quot;&amp;[.B68]&amp;&quot;,&quot;" office:value-type="string" office:string-value="  trOpenPorchSF :: !IntOrNull," calcext:value-type="string">
            <text:p><text:s text:c="2"/>trOpenPorchSF :: !IntOrNull,</text:p>
          </table:table-cell>
          <table:table-cell table:formula="of:=&quot;  (&quot;&quot;&quot;&amp;[.A68]&amp;&quot;&quot;&quot;, toValue . tr&quot;&amp;[.A68]&amp;&quot;),&quot;" office:value-type="string" office:string-value="  (&quot;OpenPorchSF&quot;, toValue . trOpenPorchSF)," calcext:value-type="string">
            <text:p><text:s text:c="2"/>("OpenPorchSF", toValue . trOpenPorchSF),</text:p>
          </table:table-cell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string" calcext:value-type="string">
            <text:p>IntOrNull</text:p>
          </table:table-cell>
          <table:table-cell table:formula="of:= &quot;  tr&quot;&amp;[.A69]&amp;&quot; :: !&quot;&amp;[.B69]&amp;&quot;,&quot;" office:value-type="string" office:string-value="  trEnclosedPorch :: !IntOrNull," calcext:value-type="string">
            <text:p><text:s text:c="2"/>trEnclosedPorch :: !IntOrNull,</text:p>
          </table:table-cell>
          <table:table-cell table:formula="of:=&quot;  (&quot;&quot;&quot;&amp;[.A69]&amp;&quot;&quot;&quot;, toValue . tr&quot;&amp;[.A69]&amp;&quot;),&quot;" office:value-type="string" office:string-value="  (&quot;EnclosedPorch&quot;, toValue . trEnclosedPorch)," calcext:value-type="string">
            <text:p><text:s text:c="2"/>("EnclosedPorch", toValue . trEnclosedPorch),</text:p>
          </table:table-cell>
        </table:table-row>
        <table:table-row table:style-name="ro1">
          <table:table-cell office:value-type="string" calcext:value-type="string">
            <text:p>3SsnPorch</text:p>
          </table:table-cell>
          <table:table-cell office:value-type="string" calcext:value-type="string">
            <text:p>IntOrNull</text:p>
          </table:table-cell>
          <table:table-cell table:formula="of:= &quot;  tr&quot;&amp;[.A70]&amp;&quot; :: !&quot;&amp;[.B70]&amp;&quot;,&quot;" office:value-type="string" office:string-value="  tr3SsnPorch :: !IntOrNull," calcext:value-type="string">
            <text:p><text:s text:c="2"/>tr3SsnPorch :: !IntOrNull,</text:p>
          </table:table-cell>
          <table:table-cell table:formula="of:=&quot;  (&quot;&quot;&quot;&amp;[.A70]&amp;&quot;&quot;&quot;, toValue . tr&quot;&amp;[.A70]&amp;&quot;),&quot;" office:value-type="string" office:string-value="  (&quot;3SsnPorch&quot;, toValue . tr3SsnPorch)," calcext:value-type="string">
            <text:p><text:s text:c="2"/>("3SsnPorch", toValue . tr3SsnPorch),</text:p>
          </table:table-cell>
        </table:table-row>
        <table:table-row table:style-name="ro1">
          <table:table-cell office:value-type="string" calcext:value-type="string">
            <text:p>ScreenPorch</text:p>
          </table:table-cell>
          <table:table-cell office:value-type="string" calcext:value-type="string">
            <text:p>IntOrNull</text:p>
          </table:table-cell>
          <table:table-cell table:formula="of:= &quot;  tr&quot;&amp;[.A71]&amp;&quot; :: !&quot;&amp;[.B71]&amp;&quot;,&quot;" office:value-type="string" office:string-value="  trScreenPorch :: !IntOrNull," calcext:value-type="string">
            <text:p><text:s text:c="2"/>trScreenPorch :: !IntOrNull,</text:p>
          </table:table-cell>
          <table:table-cell table:formula="of:=&quot;  (&quot;&quot;&quot;&amp;[.A71]&amp;&quot;&quot;&quot;, toValue . tr&quot;&amp;[.A71]&amp;&quot;),&quot;" office:value-type="string" office:string-value="  (&quot;ScreenPorch&quot;, toValue . trScreenPorch)," calcext:value-type="string">
            <text:p><text:s text:c="2"/>("ScreenPorch", toValue . trScreenPorch),</text:p>
          </table:table-cell>
        </table:table-row>
        <table:table-row table:style-name="ro1">
          <table:table-cell office:value-type="string" calcext:value-type="string">
            <text:p>PoolArea</text:p>
          </table:table-cell>
          <table:table-cell office:value-type="string" calcext:value-type="string">
            <text:p>IntOrNull</text:p>
          </table:table-cell>
          <table:table-cell table:formula="of:= &quot;  tr&quot;&amp;[.A72]&amp;&quot; :: !&quot;&amp;[.B72]&amp;&quot;,&quot;" office:value-type="string" office:string-value="  trPoolArea :: !IntOrNull," calcext:value-type="string">
            <text:p><text:s text:c="2"/>trPoolArea :: !IntOrNull,</text:p>
          </table:table-cell>
          <table:table-cell table:formula="of:=&quot;  (&quot;&quot;&quot;&amp;[.A72]&amp;&quot;&quot;&quot;, toValue . tr&quot;&amp;[.A72]&amp;&quot;),&quot;" office:value-type="string" office:string-value="  (&quot;PoolArea&quot;, toValue . trPoolArea)," calcext:value-type="string">
            <text:p><text:s text:c="2"/>("PoolArea", toValue . trPoolArea),</text:p>
          </table:table-cell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String</text:p>
          </table:table-cell>
          <table:table-cell table:formula="of:= &quot;  tr&quot;&amp;[.A73]&amp;&quot; :: !&quot;&amp;[.B73]&amp;&quot;,&quot;" office:value-type="string" office:string-value="  trPoolQC :: !String," calcext:value-type="string">
            <text:p><text:s text:c="2"/>trPoolQC :: !String,</text:p>
          </table:table-cell>
          <table:table-cell table:formula="of:=&quot;  (&quot;&quot;&quot;&amp;[.A73]&amp;&quot;&quot;&quot;, toValue . tr&quot;&amp;[.A73]&amp;&quot;),&quot;" office:value-type="string" office:string-value="  (&quot;PoolQC&quot;, toValue . trPoolQC)," calcext:value-type="string">
            <text:p><text:s text:c="2"/>("PoolQC", toValue . trPoolQC),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String</text:p>
          </table:table-cell>
          <table:table-cell table:formula="of:= &quot;  tr&quot;&amp;[.A74]&amp;&quot; :: !&quot;&amp;[.B74]&amp;&quot;,&quot;" office:value-type="string" office:string-value="  trFence :: !String," calcext:value-type="string">
            <text:p><text:s text:c="2"/>trFence :: !String,</text:p>
          </table:table-cell>
          <table:table-cell table:formula="of:=&quot;  (&quot;&quot;&quot;&amp;[.A74]&amp;&quot;&quot;&quot;, toValue . tr&quot;&amp;[.A74]&amp;&quot;),&quot;" office:value-type="string" office:string-value="  (&quot;Fence&quot;, toValue . trFence)," calcext:value-type="string">
            <text:p><text:s text:c="2"/>("Fence", toValue . trFence),</text:p>
          </table:table-cell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String</text:p>
          </table:table-cell>
          <table:table-cell table:formula="of:= &quot;  tr&quot;&amp;[.A75]&amp;&quot; :: !&quot;&amp;[.B75]&amp;&quot;,&quot;" office:value-type="string" office:string-value="  trMiscFeature :: !String," calcext:value-type="string">
            <text:p><text:s text:c="2"/>trMiscFeature :: !String,</text:p>
          </table:table-cell>
          <table:table-cell table:formula="of:=&quot;  (&quot;&quot;&quot;&amp;[.A75]&amp;&quot;&quot;&quot;, toValue . tr&quot;&amp;[.A75]&amp;&quot;),&quot;" office:value-type="string" office:string-value="  (&quot;MiscFeature&quot;, toValue . trMiscFeature)," calcext:value-type="string">
            <text:p><text:s text:c="2"/>("MiscFeature", toValue . trMiscFeature),</text:p>
          </table:table-cell>
        </table:table-row>
        <table:table-row table:style-name="ro1">
          <table:table-cell office:value-type="string" calcext:value-type="string">
            <text:p>MiscVal</text:p>
          </table:table-cell>
          <table:table-cell office:value-type="string" calcext:value-type="string">
            <text:p>IntOrNull</text:p>
          </table:table-cell>
          <table:table-cell table:formula="of:= &quot;  tr&quot;&amp;[.A76]&amp;&quot; :: !&quot;&amp;[.B76]&amp;&quot;,&quot;" office:value-type="string" office:string-value="  trMiscVal :: !IntOrNull," calcext:value-type="string">
            <text:p><text:s text:c="2"/>trMiscVal :: !IntOrNull,</text:p>
          </table:table-cell>
          <table:table-cell table:formula="of:=&quot;  (&quot;&quot;&quot;&amp;[.A76]&amp;&quot;&quot;&quot;, toValue . tr&quot;&amp;[.A76]&amp;&quot;),&quot;" office:value-type="string" office:string-value="  (&quot;MiscVal&quot;, toValue . trMiscVal)," calcext:value-type="string">
            <text:p><text:s text:c="2"/>("MiscVal", toValue . trMiscVal),</text:p>
          </table:table-cell>
        </table:table-row>
        <table:table-row table:style-name="ro1">
          <table:table-cell office:value-type="string" calcext:value-type="string">
            <text:p>MoSold</text:p>
          </table:table-cell>
          <table:table-cell office:value-type="string" calcext:value-type="string">
            <text:p>IntOrNull</text:p>
          </table:table-cell>
          <table:table-cell table:formula="of:= &quot;  tr&quot;&amp;[.A77]&amp;&quot; :: !&quot;&amp;[.B77]&amp;&quot;,&quot;" office:value-type="string" office:string-value="  trMoSold :: !IntOrNull," calcext:value-type="string">
            <text:p><text:s text:c="2"/>trMoSold :: !IntOrNull,</text:p>
          </table:table-cell>
          <table:table-cell table:formula="of:=&quot;  (&quot;&quot;&quot;&amp;[.A77]&amp;&quot;&quot;&quot;, toValue . tr&quot;&amp;[.A77]&amp;&quot;),&quot;" office:value-type="string" office:string-value="  (&quot;MoSold&quot;, toValue . trMoSold)," calcext:value-type="string">
            <text:p><text:s text:c="2"/>("MoSold", toValue . trMoSold),</text:p>
          </table:table-cell>
        </table:table-row>
        <table:table-row table:style-name="ro1">
          <table:table-cell office:value-type="string" calcext:value-type="string">
            <text:p>YrSold</text:p>
          </table:table-cell>
          <table:table-cell office:value-type="string" calcext:value-type="string">
            <text:p>IntOrNull</text:p>
          </table:table-cell>
          <table:table-cell table:formula="of:= &quot;  tr&quot;&amp;[.A78]&amp;&quot; :: !&quot;&amp;[.B78]&amp;&quot;,&quot;" office:value-type="string" office:string-value="  trYrSold :: !IntOrNull," calcext:value-type="string">
            <text:p><text:s text:c="2"/>trYrSold :: !IntOrNull,</text:p>
          </table:table-cell>
          <table:table-cell table:formula="of:=&quot;  (&quot;&quot;&quot;&amp;[.A78]&amp;&quot;&quot;&quot;, toValue . tr&quot;&amp;[.A78]&amp;&quot;),&quot;" office:value-type="string" office:string-value="  (&quot;YrSold&quot;, toValue . trYrSold)," calcext:value-type="string">
            <text:p><text:s text:c="2"/>("YrSold", toValue . trYrSold),</text:p>
          </table:table-cell>
        </table:table-row>
        <table:table-row table:style-name="ro1">
          <table:table-cell office:value-type="string" calcext:value-type="string">
            <text:p>SaleType</text:p>
          </table:table-cell>
          <table:table-cell office:value-type="string" calcext:value-type="string">
            <text:p>String</text:p>
          </table:table-cell>
          <table:table-cell table:formula="of:= &quot;  tr&quot;&amp;[.A79]&amp;&quot; :: !&quot;&amp;[.B79]&amp;&quot;,&quot;" office:value-type="string" office:string-value="  trSaleType :: !String," calcext:value-type="string">
            <text:p><text:s text:c="2"/>trSaleType :: !String,</text:p>
          </table:table-cell>
          <table:table-cell table:formula="of:=&quot;  (&quot;&quot;&quot;&amp;[.A79]&amp;&quot;&quot;&quot;, toValue . tr&quot;&amp;[.A79]&amp;&quot;),&quot;" office:value-type="string" office:string-value="  (&quot;SaleType&quot;, toValue . trSaleType)," calcext:value-type="string">
            <text:p><text:s text:c="2"/>("SaleType", toValue . trSaleType),</text:p>
          </table:table-cell>
        </table:table-row>
        <table:table-row table:style-name="ro1">
          <table:table-cell office:value-type="string" calcext:value-type="string">
            <text:p>SaleCondition</text:p>
          </table:table-cell>
          <table:table-cell office:value-type="string" calcext:value-type="string">
            <text:p>String</text:p>
          </table:table-cell>
          <table:table-cell table:formula="of:= &quot;  tr&quot;&amp;[.A80]&amp;&quot; :: !&quot;&amp;[.B80]&amp;&quot;,&quot;" office:value-type="string" office:string-value="  trSaleCondition :: !String," calcext:value-type="string">
            <text:p><text:s text:c="2"/>trSaleCondition :: !String,</text:p>
          </table:table-cell>
          <table:table-cell table:formula="of:=&quot;  (&quot;&quot;&quot;&amp;[.A80]&amp;&quot;&quot;&quot;, toValue . tr&quot;&amp;[.A80]&amp;&quot;),&quot;" office:value-type="string" office:string-value="  (&quot;SaleCondition&quot;, toValue . trSaleCondition)," calcext:value-type="string">
            <text:p><text:s text:c="2"/>("SaleCondition", toValue . trSaleCondition),</text:p>
          </table:table-cell>
        </table:table-row>
        <table:table-row table:style-name="ro1">
          <table:table-cell office:value-type="string" calcext:value-type="string">
            <text:p>SalePrice</text:p>
          </table:table-cell>
          <table:table-cell office:value-type="string" calcext:value-type="string">
            <text:p>IntOrNull</text:p>
          </table:table-cell>
          <table:table-cell table:formula="of:= &quot;  tr&quot;&amp;[.A81]&amp;&quot; :: !&quot;&amp;[.B81]&amp;&quot;,&quot;" office:value-type="string" office:string-value="  trSalePrice :: !IntOrNull," calcext:value-type="string">
            <text:p><text:s text:c="2"/>trSalePrice :: !IntOrNull,</text:p>
          </table:table-cell>
          <table:table-cell table:formula="of:=&quot;  (&quot;&quot;&quot;&amp;[.A81]&amp;&quot;&quot;&quot;, toValue . tr&quot;&amp;[.A81]&amp;&quot;),&quot;" office:value-type="string" office:string-value="  (&quot;SalePrice&quot;, toValue . trSalePrice)," calcext:value-type="string">
            <text:p><text:s text:c="2"/>("SalePrice", toValue . trSalePrice),</text:p>
          </table:table-cell>
        </table:table-row>
      </table:table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OrNull</text:p>
          </table:table-cell>
          <table:table-cell table:formula="of:= &quot;  te&quot;&amp;[.A1]&amp;&quot; :: !&quot;&amp;[.B1]&amp;&quot;,&quot;" office:value-type="string" office:string-value="  teId :: !IntOrNull," calcext:value-type="string">
            <text:p><text:s text:c="2"/>teId :: !IntOrNull,</text:p>
          </table:table-cell>
          <table:table-cell table:formula="of:=&quot;  (&quot;&quot;&quot;&amp;[.A1]&amp;&quot;&quot;&quot;, toValue . te&quot;&amp;[.A1]&amp;&quot;),&quot;" office:value-type="string" office:string-value="  (&quot;Id&quot;, toValue . teId)," calcext:value-type="string">
            <text:p><text:s text:c="2"/>("Id", toValue . teId),</text:p>
          </table:table-cell>
        </table:table-row>
        <table:table-row table:style-name="ro1">
          <table:table-cell office:value-type="string" calcext:value-type="string">
            <text:p>MSSubClass</text:p>
          </table:table-cell>
          <table:table-cell office:value-type="string" calcext:value-type="string">
            <text:p>IntOrNull</text:p>
          </table:table-cell>
          <table:table-cell table:formula="of:= &quot;  te&quot;&amp;[.A2]&amp;&quot; :: !&quot;&amp;[.B2]&amp;&quot;,&quot;" office:value-type="string" office:string-value="  teMSSubClass :: !IntOrNull," calcext:value-type="string">
            <text:p><text:s text:c="2"/>teMSSubClass :: !IntOrNull,</text:p>
          </table:table-cell>
          <table:table-cell table:formula="of:=&quot;  (&quot;&quot;&quot;&amp;[.A2]&amp;&quot;&quot;&quot;, toValue . te&quot;&amp;[.A2]&amp;&quot;),&quot;" office:value-type="string" office:string-value="  (&quot;MSSubClass&quot;, toValue . teMSSubClass)," calcext:value-type="string">
            <text:p><text:s text:c="2"/>("MSSubClass", toValue . teMSSubClass),</text:p>
          </table:table-cell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String</text:p>
          </table:table-cell>
          <table:table-cell table:formula="of:= &quot;  te&quot;&amp;[.A3]&amp;&quot; :: !&quot;&amp;[.B3]&amp;&quot;,&quot;" office:value-type="string" office:string-value="  teMSZoning :: !String," calcext:value-type="string">
            <text:p><text:s text:c="2"/>teMSZoning :: !String,</text:p>
          </table:table-cell>
          <table:table-cell table:formula="of:=&quot;  (&quot;&quot;&quot;&amp;[.A3]&amp;&quot;&quot;&quot;, toValue . te&quot;&amp;[.A3]&amp;&quot;),&quot;" office:value-type="string" office:string-value="  (&quot;MSZoning&quot;, toValue . teMSZoning)," calcext:value-type="string">
            <text:p><text:s text:c="2"/>("MSZoning", toValue . teMSZoning),</text:p>
          </table:table-cell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string" calcext:value-type="string">
            <text:p>IntOrNull</text:p>
          </table:table-cell>
          <table:table-cell table:formula="of:= &quot;  te&quot;&amp;[.A4]&amp;&quot; :: !&quot;&amp;[.B4]&amp;&quot;,&quot;" office:value-type="string" office:string-value="  teLotFrontage :: !IntOrNull," calcext:value-type="string">
            <text:p><text:s text:c="2"/>teLotFrontage :: !IntOrNull,</text:p>
          </table:table-cell>
          <table:table-cell table:formula="of:=&quot;  (&quot;&quot;&quot;&amp;[.A4]&amp;&quot;&quot;&quot;, toValue . te&quot;&amp;[.A4]&amp;&quot;),&quot;" office:value-type="string" office:string-value="  (&quot;LotFrontage&quot;, toValue . teLotFrontage)," calcext:value-type="string">
            <text:p><text:s text:c="2"/>("LotFrontage", toValue . teLotFrontage),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IntOrNull</text:p>
          </table:table-cell>
          <table:table-cell table:formula="of:= &quot;  te&quot;&amp;[.A5]&amp;&quot; :: !&quot;&amp;[.B5]&amp;&quot;,&quot;" office:value-type="string" office:string-value="  teLotArea :: !IntOrNull," calcext:value-type="string">
            <text:p><text:s text:c="2"/>teLotArea :: !IntOrNull,</text:p>
          </table:table-cell>
          <table:table-cell table:formula="of:=&quot;  (&quot;&quot;&quot;&amp;[.A5]&amp;&quot;&quot;&quot;, toValue . te&quot;&amp;[.A5]&amp;&quot;),&quot;" office:value-type="string" office:string-value="  (&quot;LotArea&quot;, toValue . teLotArea)," calcext:value-type="string">
            <text:p><text:s text:c="2"/>("LotArea", toValue . teLotArea),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String</text:p>
          </table:table-cell>
          <table:table-cell table:formula="of:= &quot;  te&quot;&amp;[.A6]&amp;&quot; :: !&quot;&amp;[.B6]&amp;&quot;,&quot;" office:value-type="string" office:string-value="  teStreet :: !String," calcext:value-type="string">
            <text:p><text:s text:c="2"/>teStreet :: !String,</text:p>
          </table:table-cell>
          <table:table-cell table:formula="of:=&quot;  (&quot;&quot;&quot;&amp;[.A6]&amp;&quot;&quot;&quot;, toValue . te&quot;&amp;[.A6]&amp;&quot;),&quot;" office:value-type="string" office:string-value="  (&quot;Street&quot;, toValue . teStreet)," calcext:value-type="string">
            <text:p><text:s text:c="2"/>("Street", toValue . teStreet),</text:p>
          </table:table-cell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String</text:p>
          </table:table-cell>
          <table:table-cell table:formula="of:= &quot;  te&quot;&amp;[.A7]&amp;&quot; :: !&quot;&amp;[.B7]&amp;&quot;,&quot;" office:value-type="string" office:string-value="  teAlley :: !String," calcext:value-type="string">
            <text:p><text:s text:c="2"/>teAlley :: !String,</text:p>
          </table:table-cell>
          <table:table-cell table:formula="of:=&quot;  (&quot;&quot;&quot;&amp;[.A7]&amp;&quot;&quot;&quot;, toValue . te&quot;&amp;[.A7]&amp;&quot;),&quot;" office:value-type="string" office:string-value="  (&quot;Alley&quot;, toValue . teAlley)," calcext:value-type="string">
            <text:p><text:s text:c="2"/>("Alley", toValue . teAlley),</text:p>
          </table:table-cell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String</text:p>
          </table:table-cell>
          <table:table-cell table:formula="of:= &quot;  te&quot;&amp;[.A8]&amp;&quot; :: !&quot;&amp;[.B8]&amp;&quot;,&quot;" office:value-type="string" office:string-value="  teLotShape :: !String," calcext:value-type="string">
            <text:p><text:s text:c="2"/>teLotShape :: !String,</text:p>
          </table:table-cell>
          <table:table-cell table:formula="of:=&quot;  (&quot;&quot;&quot;&amp;[.A8]&amp;&quot;&quot;&quot;, toValue . te&quot;&amp;[.A8]&amp;&quot;),&quot;" office:value-type="string" office:string-value="  (&quot;LotShape&quot;, toValue . teLotShape)," calcext:value-type="string">
            <text:p><text:s text:c="2"/>("LotShape", toValue . teLotShape),</text:p>
          </table:table-cell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String</text:p>
          </table:table-cell>
          <table:table-cell table:formula="of:= &quot;  te&quot;&amp;[.A9]&amp;&quot; :: !&quot;&amp;[.B9]&amp;&quot;,&quot;" office:value-type="string" office:string-value="  teLandContour :: !String," calcext:value-type="string">
            <text:p><text:s text:c="2"/>teLandContour :: !String,</text:p>
          </table:table-cell>
          <table:table-cell table:formula="of:=&quot;  (&quot;&quot;&quot;&amp;[.A9]&amp;&quot;&quot;&quot;, toValue . te&quot;&amp;[.A9]&amp;&quot;),&quot;" office:value-type="string" office:string-value="  (&quot;LandContour&quot;, toValue . teLandContour)," calcext:value-type="string">
            <text:p><text:s text:c="2"/>("LandContour", toValue . teLandContour),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String</text:p>
          </table:table-cell>
          <table:table-cell table:formula="of:= &quot;  te&quot;&amp;[.A10]&amp;&quot; :: !&quot;&amp;[.B10]&amp;&quot;,&quot;" office:value-type="string" office:string-value="  teUtilities :: !String," calcext:value-type="string">
            <text:p><text:s text:c="2"/>teUtilities :: !String,</text:p>
          </table:table-cell>
          <table:table-cell table:formula="of:=&quot;  (&quot;&quot;&quot;&amp;[.A10]&amp;&quot;&quot;&quot;, toValue . te&quot;&amp;[.A10]&amp;&quot;),&quot;" office:value-type="string" office:string-value="  (&quot;Utilities&quot;, toValue . teUtilities)," calcext:value-type="string">
            <text:p><text:s text:c="2"/>("Utilities", toValue . teUtilities),</text:p>
          </table:table-cell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String</text:p>
          </table:table-cell>
          <table:table-cell table:formula="of:= &quot;  te&quot;&amp;[.A11]&amp;&quot; :: !&quot;&amp;[.B11]&amp;&quot;,&quot;" office:value-type="string" office:string-value="  teLotConfig :: !String," calcext:value-type="string">
            <text:p><text:s text:c="2"/>teLotConfig :: !String,</text:p>
          </table:table-cell>
          <table:table-cell table:formula="of:=&quot;  (&quot;&quot;&quot;&amp;[.A11]&amp;&quot;&quot;&quot;, toValue . te&quot;&amp;[.A11]&amp;&quot;),&quot;" office:value-type="string" office:string-value="  (&quot;LotConfig&quot;, toValue . teLotConfig)," calcext:value-type="string">
            <text:p><text:s text:c="2"/>("LotConfig", toValue . teLotConfig),</text:p>
          </table:table-cell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String</text:p>
          </table:table-cell>
          <table:table-cell table:formula="of:= &quot;  te&quot;&amp;[.A12]&amp;&quot; :: !&quot;&amp;[.B12]&amp;&quot;,&quot;" office:value-type="string" office:string-value="  teLandSlope :: !String," calcext:value-type="string">
            <text:p><text:s text:c="2"/>teLandSlope :: !String,</text:p>
          </table:table-cell>
          <table:table-cell table:formula="of:=&quot;  (&quot;&quot;&quot;&amp;[.A12]&amp;&quot;&quot;&quot;, toValue . te&quot;&amp;[.A12]&amp;&quot;),&quot;" office:value-type="string" office:string-value="  (&quot;LandSlope&quot;, toValue . teLandSlope)," calcext:value-type="string">
            <text:p><text:s text:c="2"/>("LandSlope", toValue . teLandSlope),</text:p>
          </table:table-cell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String</text:p>
          </table:table-cell>
          <table:table-cell table:formula="of:= &quot;  te&quot;&amp;[.A13]&amp;&quot; :: !&quot;&amp;[.B13]&amp;&quot;,&quot;" office:value-type="string" office:string-value="  teNeighborhood :: !String," calcext:value-type="string">
            <text:p><text:s text:c="2"/>teNeighborhood :: !String,</text:p>
          </table:table-cell>
          <table:table-cell table:formula="of:=&quot;  (&quot;&quot;&quot;&amp;[.A13]&amp;&quot;&quot;&quot;, toValue . te&quot;&amp;[.A13]&amp;&quot;),&quot;" office:value-type="string" office:string-value="  (&quot;Neighborhood&quot;, toValue . teNeighborhood)," calcext:value-type="string">
            <text:p><text:s text:c="2"/>("Neighborhood", toValue . teNeighborhood),</text:p>
          </table:table-cell>
        </table:table-row>
        <table:table-row table:style-name="ro1">
          <table:table-cell office:value-type="string" calcext:value-type="string">
            <text:p>Condition1</text:p>
          </table:table-cell>
          <table:table-cell office:value-type="string" calcext:value-type="string">
            <text:p>String</text:p>
          </table:table-cell>
          <table:table-cell table:formula="of:= &quot;  te&quot;&amp;[.A14]&amp;&quot; :: !&quot;&amp;[.B14]&amp;&quot;,&quot;" office:value-type="string" office:string-value="  teCondition1 :: !String," calcext:value-type="string">
            <text:p><text:s text:c="2"/>teCondition1 :: !String,</text:p>
          </table:table-cell>
          <table:table-cell table:formula="of:=&quot;  (&quot;&quot;&quot;&amp;[.A14]&amp;&quot;&quot;&quot;, toValue . te&quot;&amp;[.A14]&amp;&quot;),&quot;" office:value-type="string" office:string-value="  (&quot;Condition1&quot;, toValue . teCondition1)," calcext:value-type="string">
            <text:p><text:s text:c="2"/>("Condition1", toValue . teCondition1),</text:p>
          </table:table-cell>
        </table:table-row>
        <table:table-row table:style-name="ro1">
          <table:table-cell office:value-type="string" calcext:value-type="string">
            <text:p>Condition2</text:p>
          </table:table-cell>
          <table:table-cell office:value-type="string" calcext:value-type="string">
            <text:p>String</text:p>
          </table:table-cell>
          <table:table-cell table:formula="of:= &quot;  te&quot;&amp;[.A15]&amp;&quot; :: !&quot;&amp;[.B15]&amp;&quot;,&quot;" office:value-type="string" office:string-value="  teCondition2 :: !String," calcext:value-type="string">
            <text:p><text:s text:c="2"/>teCondition2 :: !String,</text:p>
          </table:table-cell>
          <table:table-cell table:formula="of:=&quot;  (&quot;&quot;&quot;&amp;[.A15]&amp;&quot;&quot;&quot;, toValue . te&quot;&amp;[.A15]&amp;&quot;),&quot;" office:value-type="string" office:string-value="  (&quot;Condition2&quot;, toValue . teCondition2)," calcext:value-type="string">
            <text:p><text:s text:c="2"/>("Condition2", toValue . teCondition2),</text:p>
          </table:table-cell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String</text:p>
          </table:table-cell>
          <table:table-cell table:formula="of:= &quot;  te&quot;&amp;[.A16]&amp;&quot; :: !&quot;&amp;[.B16]&amp;&quot;,&quot;" office:value-type="string" office:string-value="  teBldgType :: !String," calcext:value-type="string">
            <text:p><text:s text:c="2"/>teBldgType :: !String,</text:p>
          </table:table-cell>
          <table:table-cell table:formula="of:=&quot;  (&quot;&quot;&quot;&amp;[.A16]&amp;&quot;&quot;&quot;, toValue . te&quot;&amp;[.A16]&amp;&quot;),&quot;" office:value-type="string" office:string-value="  (&quot;BldgType&quot;, toValue . teBldgType)," calcext:value-type="string">
            <text:p><text:s text:c="2"/>("BldgType", toValue . teBldgType),</text:p>
          </table:table-cell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String</text:p>
          </table:table-cell>
          <table:table-cell table:formula="of:= &quot;  te&quot;&amp;[.A17]&amp;&quot; :: !&quot;&amp;[.B17]&amp;&quot;,&quot;" office:value-type="string" office:string-value="  teHouseStyle :: !String," calcext:value-type="string">
            <text:p><text:s text:c="2"/>teHouseStyle :: !String,</text:p>
          </table:table-cell>
          <table:table-cell table:formula="of:=&quot;  (&quot;&quot;&quot;&amp;[.A17]&amp;&quot;&quot;&quot;, toValue . te&quot;&amp;[.A17]&amp;&quot;),&quot;" office:value-type="string" office:string-value="  (&quot;HouseStyle&quot;, toValue . teHouseStyle)," calcext:value-type="string">
            <text:p><text:s text:c="2"/>("HouseStyle", toValue . teHouseStyle),</text:p>
          </table:table-cell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IntOrNull</text:p>
          </table:table-cell>
          <table:table-cell table:formula="of:= &quot;  te&quot;&amp;[.A18]&amp;&quot; :: !&quot;&amp;[.B18]&amp;&quot;,&quot;" office:value-type="string" office:string-value="  teOverallQual :: !IntOrNull," calcext:value-type="string">
            <text:p><text:s text:c="2"/>teOverallQual :: !IntOrNull,</text:p>
          </table:table-cell>
          <table:table-cell table:formula="of:=&quot;  (&quot;&quot;&quot;&amp;[.A18]&amp;&quot;&quot;&quot;, toValue . te&quot;&amp;[.A18]&amp;&quot;),&quot;" office:value-type="string" office:string-value="  (&quot;OverallQual&quot;, toValue . teOverallQual)," calcext:value-type="string">
            <text:p><text:s text:c="2"/>("OverallQual", toValue . teOverallQual),</text:p>
          </table:table-cell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IntOrNull</text:p>
          </table:table-cell>
          <table:table-cell table:formula="of:= &quot;  te&quot;&amp;[.A19]&amp;&quot; :: !&quot;&amp;[.B19]&amp;&quot;,&quot;" office:value-type="string" office:string-value="  teOverallCond :: !IntOrNull," calcext:value-type="string">
            <text:p><text:s text:c="2"/>teOverallCond :: !IntOrNull,</text:p>
          </table:table-cell>
          <table:table-cell table:formula="of:=&quot;  (&quot;&quot;&quot;&amp;[.A19]&amp;&quot;&quot;&quot;, toValue . te&quot;&amp;[.A19]&amp;&quot;),&quot;" office:value-type="string" office:string-value="  (&quot;OverallCond&quot;, toValue . teOverallCond)," calcext:value-type="string">
            <text:p><text:s text:c="2"/>("OverallCond", toValue . teOverallCond),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IntOrNull</text:p>
          </table:table-cell>
          <table:table-cell table:formula="of:= &quot;  te&quot;&amp;[.A20]&amp;&quot; :: !&quot;&amp;[.B20]&amp;&quot;,&quot;" office:value-type="string" office:string-value="  teYearBuilt :: !IntOrNull," calcext:value-type="string">
            <text:p><text:s text:c="2"/>teYearBuilt :: !IntOrNull,</text:p>
          </table:table-cell>
          <table:table-cell table:formula="of:=&quot;  (&quot;&quot;&quot;&amp;[.A20]&amp;&quot;&quot;&quot;, toValue . te&quot;&amp;[.A20]&amp;&quot;),&quot;" office:value-type="string" office:string-value="  (&quot;YearBuilt&quot;, toValue . teYearBuilt)," calcext:value-type="string">
            <text:p><text:s text:c="2"/>("YearBuilt", toValue . teYearBuilt),</text:p>
          </table:table-cell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string" calcext:value-type="string">
            <text:p>IntOrNull</text:p>
          </table:table-cell>
          <table:table-cell table:formula="of:= &quot;  te&quot;&amp;[.A21]&amp;&quot; :: !&quot;&amp;[.B21]&amp;&quot;,&quot;" office:value-type="string" office:string-value="  teYearRemodAdd :: !IntOrNull," calcext:value-type="string">
            <text:p><text:s text:c="2"/>teYearRemodAdd :: !IntOrNull,</text:p>
          </table:table-cell>
          <table:table-cell table:formula="of:=&quot;  (&quot;&quot;&quot;&amp;[.A21]&amp;&quot;&quot;&quot;, toValue . te&quot;&amp;[.A21]&amp;&quot;),&quot;" office:value-type="string" office:string-value="  (&quot;YearRemodAdd&quot;, toValue . teYearRemodAdd)," calcext:value-type="string">
            <text:p><text:s text:c="2"/>("YearRemodAdd", toValue . teYearRemodAdd),</text:p>
          </table:table-cell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String</text:p>
          </table:table-cell>
          <table:table-cell table:formula="of:= &quot;  te&quot;&amp;[.A22]&amp;&quot; :: !&quot;&amp;[.B22]&amp;&quot;,&quot;" office:value-type="string" office:string-value="  teRoofStyle :: !String," calcext:value-type="string">
            <text:p><text:s text:c="2"/>teRoofStyle :: !String,</text:p>
          </table:table-cell>
          <table:table-cell table:formula="of:=&quot;  (&quot;&quot;&quot;&amp;[.A22]&amp;&quot;&quot;&quot;, toValue . te&quot;&amp;[.A22]&amp;&quot;),&quot;" office:value-type="string" office:string-value="  (&quot;RoofStyle&quot;, toValue . teRoofStyle)," calcext:value-type="string">
            <text:p><text:s text:c="2"/>("RoofStyle", toValue . teRoofStyle),</text:p>
          </table:table-cell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String</text:p>
          </table:table-cell>
          <table:table-cell table:formula="of:= &quot;  te&quot;&amp;[.A23]&amp;&quot; :: !&quot;&amp;[.B23]&amp;&quot;,&quot;" office:value-type="string" office:string-value="  teRoofMatl :: !String," calcext:value-type="string">
            <text:p><text:s text:c="2"/>teRoofMatl :: !String,</text:p>
          </table:table-cell>
          <table:table-cell table:formula="of:=&quot;  (&quot;&quot;&quot;&amp;[.A23]&amp;&quot;&quot;&quot;, toValue . te&quot;&amp;[.A23]&amp;&quot;),&quot;" office:value-type="string" office:string-value="  (&quot;RoofMatl&quot;, toValue . teRoofMatl)," calcext:value-type="string">
            <text:p><text:s text:c="2"/>("RoofMatl", toValue . teRoofMatl),</text:p>
          </table:table-cell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String</text:p>
          </table:table-cell>
          <table:table-cell table:formula="of:= &quot;  te&quot;&amp;[.A24]&amp;&quot; :: !&quot;&amp;[.B24]&amp;&quot;,&quot;" office:value-type="string" office:string-value="  teExterior1st :: !String," calcext:value-type="string">
            <text:p><text:s text:c="2"/>teExterior1st :: !String,</text:p>
          </table:table-cell>
          <table:table-cell table:formula="of:=&quot;  (&quot;&quot;&quot;&amp;[.A24]&amp;&quot;&quot;&quot;, toValue . te&quot;&amp;[.A24]&amp;&quot;),&quot;" office:value-type="string" office:string-value="  (&quot;Exterior1st&quot;, toValue . teExterior1st)," calcext:value-type="string">
            <text:p><text:s text:c="2"/>("Exterior1st", toValue . teExterior1st),</text:p>
          </table:table-cell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String</text:p>
          </table:table-cell>
          <table:table-cell table:formula="of:= &quot;  te&quot;&amp;[.A25]&amp;&quot; :: !&quot;&amp;[.B25]&amp;&quot;,&quot;" office:value-type="string" office:string-value="  teExterior2nd :: !String," calcext:value-type="string">
            <text:p><text:s text:c="2"/>teExterior2nd :: !String,</text:p>
          </table:table-cell>
          <table:table-cell table:formula="of:=&quot;  (&quot;&quot;&quot;&amp;[.A25]&amp;&quot;&quot;&quot;, toValue . te&quot;&amp;[.A25]&amp;&quot;),&quot;" office:value-type="string" office:string-value="  (&quot;Exterior2nd&quot;, toValue . teExterior2nd)," calcext:value-type="string">
            <text:p><text:s text:c="2"/>("Exterior2nd", toValue . teExterior2nd),</text:p>
          </table:table-cell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String</text:p>
          </table:table-cell>
          <table:table-cell table:formula="of:= &quot;  te&quot;&amp;[.A26]&amp;&quot; :: !&quot;&amp;[.B26]&amp;&quot;,&quot;" office:value-type="string" office:string-value="  teMasVnrType :: !String," calcext:value-type="string">
            <text:p><text:s text:c="2"/>teMasVnrType :: !String,</text:p>
          </table:table-cell>
          <table:table-cell table:formula="of:=&quot;  (&quot;&quot;&quot;&amp;[.A26]&amp;&quot;&quot;&quot;, toValue . te&quot;&amp;[.A26]&amp;&quot;),&quot;" office:value-type="string" office:string-value="  (&quot;MasVnrType&quot;, toValue . teMasVnrType)," calcext:value-type="string">
            <text:p><text:s text:c="2"/>("MasVnrType", toValue . teMasVnrType),</text:p>
          </table:table-cell>
        </table:table-row>
        <table:table-row table:style-name="ro1">
          <table:table-cell office:value-type="string" calcext:value-type="string">
            <text:p>MasVnrArea</text:p>
          </table:table-cell>
          <table:table-cell office:value-type="string" calcext:value-type="string">
            <text:p>IntOrNull</text:p>
          </table:table-cell>
          <table:table-cell table:formula="of:= &quot;  te&quot;&amp;[.A27]&amp;&quot; :: !&quot;&amp;[.B27]&amp;&quot;,&quot;" office:value-type="string" office:string-value="  teMasVnrArea :: !IntOrNull," calcext:value-type="string">
            <text:p><text:s text:c="2"/>teMasVnrArea :: !IntOrNull,</text:p>
          </table:table-cell>
          <table:table-cell table:formula="of:=&quot;  (&quot;&quot;&quot;&amp;[.A27]&amp;&quot;&quot;&quot;, toValue . te&quot;&amp;[.A27]&amp;&quot;),&quot;" office:value-type="string" office:string-value="  (&quot;MasVnrArea&quot;, toValue . teMasVnrArea)," calcext:value-type="string">
            <text:p><text:s text:c="2"/>("MasVnrArea", toValue . teMasVnrArea),</text:p>
          </table:table-cell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String</text:p>
          </table:table-cell>
          <table:table-cell table:formula="of:= &quot;  te&quot;&amp;[.A28]&amp;&quot; :: !&quot;&amp;[.B28]&amp;&quot;,&quot;" office:value-type="string" office:string-value="  teExterQual :: !String," calcext:value-type="string">
            <text:p><text:s text:c="2"/>teExterQual :: !String,</text:p>
          </table:table-cell>
          <table:table-cell table:formula="of:=&quot;  (&quot;&quot;&quot;&amp;[.A28]&amp;&quot;&quot;&quot;, toValue . te&quot;&amp;[.A28]&amp;&quot;),&quot;" office:value-type="string" office:string-value="  (&quot;ExterQual&quot;, toValue . teExterQual)," calcext:value-type="string">
            <text:p><text:s text:c="2"/>("ExterQual", toValue . teExterQual),</text:p>
          </table:table-cell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String</text:p>
          </table:table-cell>
          <table:table-cell table:formula="of:= &quot;  te&quot;&amp;[.A29]&amp;&quot; :: !&quot;&amp;[.B29]&amp;&quot;,&quot;" office:value-type="string" office:string-value="  teExterCond :: !String," calcext:value-type="string">
            <text:p><text:s text:c="2"/>teExterCond :: !String,</text:p>
          </table:table-cell>
          <table:table-cell table:formula="of:=&quot;  (&quot;&quot;&quot;&amp;[.A29]&amp;&quot;&quot;&quot;, toValue . te&quot;&amp;[.A29]&amp;&quot;),&quot;" office:value-type="string" office:string-value="  (&quot;ExterCond&quot;, toValue . teExterCond)," calcext:value-type="string">
            <text:p><text:s text:c="2"/>("ExterCond", toValue . teExterCond),</text:p>
          </table:table-cell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String</text:p>
          </table:table-cell>
          <table:table-cell table:formula="of:= &quot;  te&quot;&amp;[.A30]&amp;&quot; :: !&quot;&amp;[.B30]&amp;&quot;,&quot;" office:value-type="string" office:string-value="  teFoundation :: !String," calcext:value-type="string">
            <text:p><text:s text:c="2"/>teFoundation :: !String,</text:p>
          </table:table-cell>
          <table:table-cell table:formula="of:=&quot;  (&quot;&quot;&quot;&amp;[.A30]&amp;&quot;&quot;&quot;, toValue . te&quot;&amp;[.A30]&amp;&quot;),&quot;" office:value-type="string" office:string-value="  (&quot;Foundation&quot;, toValue . teFoundation)," calcext:value-type="string">
            <text:p><text:s text:c="2"/>("Foundation", toValue . teFoundation),</text:p>
          </table:table-cell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String</text:p>
          </table:table-cell>
          <table:table-cell table:formula="of:= &quot;  te&quot;&amp;[.A31]&amp;&quot; :: !&quot;&amp;[.B31]&amp;&quot;,&quot;" office:value-type="string" office:string-value="  teBsmtQual :: !String," calcext:value-type="string">
            <text:p><text:s text:c="2"/>teBsmtQual :: !String,</text:p>
          </table:table-cell>
          <table:table-cell table:formula="of:=&quot;  (&quot;&quot;&quot;&amp;[.A31]&amp;&quot;&quot;&quot;, toValue . te&quot;&amp;[.A31]&amp;&quot;),&quot;" office:value-type="string" office:string-value="  (&quot;BsmtQual&quot;, toValue . teBsmtQual)," calcext:value-type="string">
            <text:p><text:s text:c="2"/>("BsmtQual", toValue . teBsmtQual),</text:p>
          </table:table-cell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String</text:p>
          </table:table-cell>
          <table:table-cell table:formula="of:= &quot;  te&quot;&amp;[.A32]&amp;&quot; :: !&quot;&amp;[.B32]&amp;&quot;,&quot;" office:value-type="string" office:string-value="  teBsmtCond :: !String," calcext:value-type="string">
            <text:p><text:s text:c="2"/>teBsmtCond :: !String,</text:p>
          </table:table-cell>
          <table:table-cell table:formula="of:=&quot;  (&quot;&quot;&quot;&amp;[.A32]&amp;&quot;&quot;&quot;, toValue . te&quot;&amp;[.A32]&amp;&quot;),&quot;" office:value-type="string" office:string-value="  (&quot;BsmtCond&quot;, toValue . teBsmtCond)," calcext:value-type="string">
            <text:p><text:s text:c="2"/>("BsmtCond", toValue . teBsmtCond),</text:p>
          </table:table-cell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String</text:p>
          </table:table-cell>
          <table:table-cell table:formula="of:= &quot;  te&quot;&amp;[.A33]&amp;&quot; :: !&quot;&amp;[.B33]&amp;&quot;,&quot;" office:value-type="string" office:string-value="  teBsmtExposure :: !String," calcext:value-type="string">
            <text:p><text:s text:c="2"/>teBsmtExposure :: !String,</text:p>
          </table:table-cell>
          <table:table-cell table:formula="of:=&quot;  (&quot;&quot;&quot;&amp;[.A33]&amp;&quot;&quot;&quot;, toValue . te&quot;&amp;[.A33]&amp;&quot;),&quot;" office:value-type="string" office:string-value="  (&quot;BsmtExposure&quot;, toValue . teBsmtExposure)," calcext:value-type="string">
            <text:p><text:s text:c="2"/>("BsmtExposure", toValue . teBsmtExposure),</text:p>
          </table:table-cell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String</text:p>
          </table:table-cell>
          <table:table-cell table:formula="of:= &quot;  te&quot;&amp;[.A34]&amp;&quot; :: !&quot;&amp;[.B34]&amp;&quot;,&quot;" office:value-type="string" office:string-value="  teBsmtFinType1 :: !String," calcext:value-type="string">
            <text:p><text:s text:c="2"/>teBsmtFinType1 :: !String,</text:p>
          </table:table-cell>
          <table:table-cell table:formula="of:=&quot;  (&quot;&quot;&quot;&amp;[.A34]&amp;&quot;&quot;&quot;, toValue . te&quot;&amp;[.A34]&amp;&quot;),&quot;" office:value-type="string" office:string-value="  (&quot;BsmtFinType1&quot;, toValue . teBsmtFinType1)," calcext:value-type="string">
            <text:p><text:s text:c="2"/>("BsmtFinType1", toValue . teBsmtFinType1),</text:p>
          </table:table-cell>
        </table:table-row>
        <table:table-row table:style-name="ro1">
          <table:table-cell office:value-type="string" calcext:value-type="string">
            <text:p>BsmtFinSF1</text:p>
          </table:table-cell>
          <table:table-cell office:value-type="string" calcext:value-type="string">
            <text:p>IntOrNull</text:p>
          </table:table-cell>
          <table:table-cell table:formula="of:= &quot;  te&quot;&amp;[.A35]&amp;&quot; :: !&quot;&amp;[.B35]&amp;&quot;,&quot;" office:value-type="string" office:string-value="  teBsmtFinSF1 :: !IntOrNull," calcext:value-type="string">
            <text:p><text:s text:c="2"/>teBsmtFinSF1 :: !IntOrNull,</text:p>
          </table:table-cell>
          <table:table-cell table:formula="of:=&quot;  (&quot;&quot;&quot;&amp;[.A35]&amp;&quot;&quot;&quot;, toValue . te&quot;&amp;[.A35]&amp;&quot;),&quot;" office:value-type="string" office:string-value="  (&quot;BsmtFinSF1&quot;, toValue . teBsmtFinSF1)," calcext:value-type="string">
            <text:p><text:s text:c="2"/>("BsmtFinSF1", toValue . teBsmtFinSF1),</text:p>
          </table:table-cell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String</text:p>
          </table:table-cell>
          <table:table-cell table:formula="of:= &quot;  te&quot;&amp;[.A36]&amp;&quot; :: !&quot;&amp;[.B36]&amp;&quot;,&quot;" office:value-type="string" office:string-value="  teBsmtFinType2 :: !String," calcext:value-type="string">
            <text:p><text:s text:c="2"/>teBsmtFinType2 :: !String,</text:p>
          </table:table-cell>
          <table:table-cell table:formula="of:=&quot;  (&quot;&quot;&quot;&amp;[.A36]&amp;&quot;&quot;&quot;, toValue . te&quot;&amp;[.A36]&amp;&quot;),&quot;" office:value-type="string" office:string-value="  (&quot;BsmtFinType2&quot;, toValue . teBsmtFinType2)," calcext:value-type="string">
            <text:p><text:s text:c="2"/>("BsmtFinType2", toValue . teBsmtFinType2),</text:p>
          </table:table-cell>
        </table:table-row>
        <table:table-row table:style-name="ro1">
          <table:table-cell office:value-type="string" calcext:value-type="string">
            <text:p>BsmtFinSF2</text:p>
          </table:table-cell>
          <table:table-cell office:value-type="string" calcext:value-type="string">
            <text:p>IntOrNull</text:p>
          </table:table-cell>
          <table:table-cell table:formula="of:= &quot;  te&quot;&amp;[.A37]&amp;&quot; :: !&quot;&amp;[.B37]&amp;&quot;,&quot;" office:value-type="string" office:string-value="  teBsmtFinSF2 :: !IntOrNull," calcext:value-type="string">
            <text:p><text:s text:c="2"/>teBsmtFinSF2 :: !IntOrNull,</text:p>
          </table:table-cell>
          <table:table-cell table:formula="of:=&quot;  (&quot;&quot;&quot;&amp;[.A37]&amp;&quot;&quot;&quot;, toValue . te&quot;&amp;[.A37]&amp;&quot;),&quot;" office:value-type="string" office:string-value="  (&quot;BsmtFinSF2&quot;, toValue . teBsmtFinSF2)," calcext:value-type="string">
            <text:p><text:s text:c="2"/>("BsmtFinSF2", toValue . teBsmtFinSF2),</text:p>
          </table:table-cell>
        </table:table-row>
        <table:table-row table:style-name="ro1">
          <table:table-cell office:value-type="string" calcext:value-type="string">
            <text:p>BsmtUnfSF</text:p>
          </table:table-cell>
          <table:table-cell office:value-type="string" calcext:value-type="string">
            <text:p>IntOrNull</text:p>
          </table:table-cell>
          <table:table-cell table:formula="of:= &quot;  te&quot;&amp;[.A38]&amp;&quot; :: !&quot;&amp;[.B38]&amp;&quot;,&quot;" office:value-type="string" office:string-value="  teBsmtUnfSF :: !IntOrNull," calcext:value-type="string">
            <text:p><text:s text:c="2"/>teBsmtUnfSF :: !IntOrNull,</text:p>
          </table:table-cell>
          <table:table-cell table:formula="of:=&quot;  (&quot;&quot;&quot;&amp;[.A38]&amp;&quot;&quot;&quot;, toValue . te&quot;&amp;[.A38]&amp;&quot;),&quot;" office:value-type="string" office:string-value="  (&quot;BsmtUnfSF&quot;, toValue . teBsmtUnfSF)," calcext:value-type="string">
            <text:p><text:s text:c="2"/>("BsmtUnfSF", toValue . teBsmtUnfSF),</text:p>
          </table:table-cell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IntOrNull</text:p>
          </table:table-cell>
          <table:table-cell table:formula="of:= &quot;  te&quot;&amp;[.A39]&amp;&quot; :: !&quot;&amp;[.B39]&amp;&quot;,&quot;" office:value-type="string" office:string-value="  teTotalBsmtSF :: !IntOrNull," calcext:value-type="string">
            <text:p><text:s text:c="2"/>teTotalBsmtSF :: !IntOrNull,</text:p>
          </table:table-cell>
          <table:table-cell table:formula="of:=&quot;  (&quot;&quot;&quot;&amp;[.A39]&amp;&quot;&quot;&quot;, toValue . te&quot;&amp;[.A39]&amp;&quot;),&quot;" office:value-type="string" office:string-value="  (&quot;TotalBsmtSF&quot;, toValue . teTotalBsmtSF)," calcext:value-type="string">
            <text:p><text:s text:c="2"/>("TotalBsmtSF", toValue . teTotalBsmtSF),</text:p>
          </table:table-cell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String</text:p>
          </table:table-cell>
          <table:table-cell table:formula="of:= &quot;  te&quot;&amp;[.A40]&amp;&quot; :: !&quot;&amp;[.B40]&amp;&quot;,&quot;" office:value-type="string" office:string-value="  teHeating :: !String," calcext:value-type="string">
            <text:p><text:s text:c="2"/>teHeating :: !String,</text:p>
          </table:table-cell>
          <table:table-cell table:formula="of:=&quot;  (&quot;&quot;&quot;&amp;[.A40]&amp;&quot;&quot;&quot;, toValue . te&quot;&amp;[.A40]&amp;&quot;),&quot;" office:value-type="string" office:string-value="  (&quot;Heating&quot;, toValue . teHeating)," calcext:value-type="string">
            <text:p><text:s text:c="2"/>("Heating", toValue . teHeating),</text:p>
          </table:table-cell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String</text:p>
          </table:table-cell>
          <table:table-cell table:formula="of:= &quot;  te&quot;&amp;[.A41]&amp;&quot; :: !&quot;&amp;[.B41]&amp;&quot;,&quot;" office:value-type="string" office:string-value="  teHeatingQC :: !String," calcext:value-type="string">
            <text:p><text:s text:c="2"/>teHeatingQC :: !String,</text:p>
          </table:table-cell>
          <table:table-cell table:formula="of:=&quot;  (&quot;&quot;&quot;&amp;[.A41]&amp;&quot;&quot;&quot;, toValue . te&quot;&amp;[.A41]&amp;&quot;),&quot;" office:value-type="string" office:string-value="  (&quot;HeatingQC&quot;, toValue . teHeatingQC)," calcext:value-type="string">
            <text:p><text:s text:c="2"/>("HeatingQC", toValue . teHeatingQC),</text:p>
          </table:table-cell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String</text:p>
          </table:table-cell>
          <table:table-cell table:formula="of:= &quot;  te&quot;&amp;[.A42]&amp;&quot; :: !&quot;&amp;[.B42]&amp;&quot;,&quot;" office:value-type="string" office:string-value="  teCentralAir :: !String," calcext:value-type="string">
            <text:p><text:s text:c="2"/>teCentralAir :: !String,</text:p>
          </table:table-cell>
          <table:table-cell table:formula="of:=&quot;  (&quot;&quot;&quot;&amp;[.A42]&amp;&quot;&quot;&quot;, toValue . te&quot;&amp;[.A42]&amp;&quot;),&quot;" office:value-type="string" office:string-value="  (&quot;CentralAir&quot;, toValue . teCentralAir)," calcext:value-type="string">
            <text:p><text:s text:c="2"/>("CentralAir", toValue . teCentralAir),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String</text:p>
          </table:table-cell>
          <table:table-cell table:formula="of:= &quot;  te&quot;&amp;[.A43]&amp;&quot; :: !&quot;&amp;[.B43]&amp;&quot;,&quot;" office:value-type="string" office:string-value="  teElectrical :: !String," calcext:value-type="string">
            <text:p><text:s text:c="2"/>teElectrical :: !String,</text:p>
          </table:table-cell>
          <table:table-cell table:formula="of:=&quot;  (&quot;&quot;&quot;&amp;[.A43]&amp;&quot;&quot;&quot;, toValue . te&quot;&amp;[.A43]&amp;&quot;),&quot;" office:value-type="string" office:string-value="  (&quot;Electrical&quot;, toValue . teElectrical)," calcext:value-type="string">
            <text:p><text:s text:c="2"/>("Electrical", toValue . teElectrical),</text:p>
          </table:table-cell>
        </table:table-row>
        <table:table-row table:style-name="ro1">
          <table:table-cell office:value-type="string" calcext:value-type="string">
            <text:p>1stFlrSF</text:p>
          </table:table-cell>
          <table:table-cell office:value-type="string" calcext:value-type="string">
            <text:p>IntOrNull</text:p>
          </table:table-cell>
          <table:table-cell table:formula="of:= &quot;  te&quot;&amp;[.A44]&amp;&quot; :: !&quot;&amp;[.B44]&amp;&quot;,&quot;" office:value-type="string" office:string-value="  te1stFlrSF :: !IntOrNull," calcext:value-type="string">
            <text:p><text:s text:c="2"/>te1stFlrSF :: !IntOrNull,</text:p>
          </table:table-cell>
          <table:table-cell table:formula="of:=&quot;  (&quot;&quot;&quot;&amp;[.A44]&amp;&quot;&quot;&quot;, toValue . te&quot;&amp;[.A44]&amp;&quot;),&quot;" office:value-type="string" office:string-value="  (&quot;1stFlrSF&quot;, toValue . te1stFlrSF)," calcext:value-type="string">
            <text:p><text:s text:c="2"/>("1stFlrSF", toValue . te1stFlrSF),</text:p>
          </table:table-cell>
        </table:table-row>
        <table:table-row table:style-name="ro1">
          <table:table-cell office:value-type="string" calcext:value-type="string">
            <text:p>2ndFlrSF</text:p>
          </table:table-cell>
          <table:table-cell office:value-type="string" calcext:value-type="string">
            <text:p>IntOrNull</text:p>
          </table:table-cell>
          <table:table-cell table:formula="of:= &quot;  te&quot;&amp;[.A45]&amp;&quot; :: !&quot;&amp;[.B45]&amp;&quot;,&quot;" office:value-type="string" office:string-value="  te2ndFlrSF :: !IntOrNull," calcext:value-type="string">
            <text:p><text:s text:c="2"/>te2ndFlrSF :: !IntOrNull,</text:p>
          </table:table-cell>
          <table:table-cell table:formula="of:=&quot;  (&quot;&quot;&quot;&amp;[.A45]&amp;&quot;&quot;&quot;, toValue . te&quot;&amp;[.A45]&amp;&quot;),&quot;" office:value-type="string" office:string-value="  (&quot;2ndFlrSF&quot;, toValue . te2ndFlrSF)," calcext:value-type="string">
            <text:p><text:s text:c="2"/>("2ndFlrSF", toValue . te2ndFlrSF),</text:p>
          </table:table-cell>
        </table:table-row>
        <table:table-row table:style-name="ro1">
          <table:table-cell office:value-type="string" calcext:value-type="string">
            <text:p>LowQualFinSF</text:p>
          </table:table-cell>
          <table:table-cell office:value-type="string" calcext:value-type="string">
            <text:p>IntOrNull</text:p>
          </table:table-cell>
          <table:table-cell table:formula="of:= &quot;  te&quot;&amp;[.A46]&amp;&quot; :: !&quot;&amp;[.B46]&amp;&quot;,&quot;" office:value-type="string" office:string-value="  teLowQualFinSF :: !IntOrNull," calcext:value-type="string">
            <text:p><text:s text:c="2"/>teLowQualFinSF :: !IntOrNull,</text:p>
          </table:table-cell>
          <table:table-cell table:formula="of:=&quot;  (&quot;&quot;&quot;&amp;[.A46]&amp;&quot;&quot;&quot;, toValue . te&quot;&amp;[.A46]&amp;&quot;),&quot;" office:value-type="string" office:string-value="  (&quot;LowQualFinSF&quot;, toValue . teLowQualFinSF)," calcext:value-type="string">
            <text:p><text:s text:c="2"/>("LowQualFinSF", toValue . teLowQualFinSF),</text:p>
          </table:table-cell>
        </table:table-row>
        <table:table-row table:style-name="ro1">
          <table:table-cell office:value-type="string" calcext:value-type="string">
            <text:p>GrLivArea</text:p>
          </table:table-cell>
          <table:table-cell office:value-type="string" calcext:value-type="string">
            <text:p>IntOrNull</text:p>
          </table:table-cell>
          <table:table-cell table:formula="of:= &quot;  te&quot;&amp;[.A47]&amp;&quot; :: !&quot;&amp;[.B47]&amp;&quot;,&quot;" office:value-type="string" office:string-value="  teGrLivArea :: !IntOrNull," calcext:value-type="string">
            <text:p><text:s text:c="2"/>teGrLivArea :: !IntOrNull,</text:p>
          </table:table-cell>
          <table:table-cell table:formula="of:=&quot;  (&quot;&quot;&quot;&amp;[.A47]&amp;&quot;&quot;&quot;, toValue . te&quot;&amp;[.A47]&amp;&quot;),&quot;" office:value-type="string" office:string-value="  (&quot;GrLivArea&quot;, toValue . teGrLivArea)," calcext:value-type="string">
            <text:p><text:s text:c="2"/>("GrLivArea", toValue . teGrLivArea),</text:p>
          </table:table-cell>
        </table:table-row>
        <table:table-row table:style-name="ro1">
          <table:table-cell office:value-type="string" calcext:value-type="string">
            <text:p>BsmtFullBath</text:p>
          </table:table-cell>
          <table:table-cell office:value-type="string" calcext:value-type="string">
            <text:p>IntOrNull</text:p>
          </table:table-cell>
          <table:table-cell table:formula="of:= &quot;  te&quot;&amp;[.A48]&amp;&quot; :: !&quot;&amp;[.B48]&amp;&quot;,&quot;" office:value-type="string" office:string-value="  teBsmtFullBath :: !IntOrNull," calcext:value-type="string">
            <text:p><text:s text:c="2"/>teBsmtFullBath :: !IntOrNull,</text:p>
          </table:table-cell>
          <table:table-cell table:formula="of:=&quot;  (&quot;&quot;&quot;&amp;[.A48]&amp;&quot;&quot;&quot;, toValue . te&quot;&amp;[.A48]&amp;&quot;),&quot;" office:value-type="string" office:string-value="  (&quot;BsmtFullBath&quot;, toValue . teBsmtFullBath)," calcext:value-type="string">
            <text:p><text:s text:c="2"/>("BsmtFullBath", toValue . teBsmtFullBath),</text:p>
          </table:table-cell>
        </table:table-row>
        <table:table-row table:style-name="ro1">
          <table:table-cell office:value-type="string" calcext:value-type="string">
            <text:p>BsmtHalfBath</text:p>
          </table:table-cell>
          <table:table-cell office:value-type="string" calcext:value-type="string">
            <text:p>IntOrNull</text:p>
          </table:table-cell>
          <table:table-cell table:formula="of:= &quot;  te&quot;&amp;[.A49]&amp;&quot; :: !&quot;&amp;[.B49]&amp;&quot;,&quot;" office:value-type="string" office:string-value="  teBsmtHalfBath :: !IntOrNull," calcext:value-type="string">
            <text:p><text:s text:c="2"/>teBsmtHalfBath :: !IntOrNull,</text:p>
          </table:table-cell>
          <table:table-cell table:formula="of:=&quot;  (&quot;&quot;&quot;&amp;[.A49]&amp;&quot;&quot;&quot;, toValue . te&quot;&amp;[.A49]&amp;&quot;),&quot;" office:value-type="string" office:string-value="  (&quot;BsmtHalfBath&quot;, toValue . teBsmtHalfBath)," calcext:value-type="string">
            <text:p><text:s text:c="2"/>("BsmtHalfBath", toValue . teBsmtHalfBath),</text:p>
          </table:table-cell>
        </table:table-row>
        <table:table-row table:style-name="ro1">
          <table:table-cell office:value-type="string" calcext:value-type="string">
            <text:p>FullBath</text:p>
          </table:table-cell>
          <table:table-cell office:value-type="string" calcext:value-type="string">
            <text:p>IntOrNull</text:p>
          </table:table-cell>
          <table:table-cell table:formula="of:= &quot;  te&quot;&amp;[.A50]&amp;&quot; :: !&quot;&amp;[.B50]&amp;&quot;,&quot;" office:value-type="string" office:string-value="  teFullBath :: !IntOrNull," calcext:value-type="string">
            <text:p><text:s text:c="2"/>teFullBath :: !IntOrNull,</text:p>
          </table:table-cell>
          <table:table-cell table:formula="of:=&quot;  (&quot;&quot;&quot;&amp;[.A50]&amp;&quot;&quot;&quot;, toValue . te&quot;&amp;[.A50]&amp;&quot;),&quot;" office:value-type="string" office:string-value="  (&quot;FullBath&quot;, toValue . teFullBath)," calcext:value-type="string">
            <text:p><text:s text:c="2"/>("FullBath", toValue . teFullBath),</text:p>
          </table:table-cell>
        </table:table-row>
        <table:table-row table:style-name="ro1">
          <table:table-cell office:value-type="string" calcext:value-type="string">
            <text:p>HalfBath</text:p>
          </table:table-cell>
          <table:table-cell office:value-type="string" calcext:value-type="string">
            <text:p>IntOrNull</text:p>
          </table:table-cell>
          <table:table-cell table:formula="of:= &quot;  te&quot;&amp;[.A51]&amp;&quot; :: !&quot;&amp;[.B51]&amp;&quot;,&quot;" office:value-type="string" office:string-value="  teHalfBath :: !IntOrNull," calcext:value-type="string">
            <text:p><text:s text:c="2"/>teHalfBath :: !IntOrNull,</text:p>
          </table:table-cell>
          <table:table-cell table:formula="of:=&quot;  (&quot;&quot;&quot;&amp;[.A51]&amp;&quot;&quot;&quot;, toValue . te&quot;&amp;[.A51]&amp;&quot;),&quot;" office:value-type="string" office:string-value="  (&quot;HalfBath&quot;, toValue . teHalfBath)," calcext:value-type="string">
            <text:p><text:s text:c="2"/>("HalfBath", toValue . teHalfBath),</text:p>
          </table:table-cell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string" calcext:value-type="string">
            <text:p>IntOrNull</text:p>
          </table:table-cell>
          <table:table-cell table:formula="of:= &quot;  te&quot;&amp;[.A52]&amp;&quot; :: !&quot;&amp;[.B52]&amp;&quot;,&quot;" office:value-type="string" office:string-value="  teBedroomAbvGr :: !IntOrNull," calcext:value-type="string">
            <text:p><text:s text:c="2"/>teBedroomAbvGr :: !IntOrNull,</text:p>
          </table:table-cell>
          <table:table-cell table:formula="of:=&quot;  (&quot;&quot;&quot;&amp;[.A52]&amp;&quot;&quot;&quot;, toValue . te&quot;&amp;[.A52]&amp;&quot;),&quot;" office:value-type="string" office:string-value="  (&quot;BedroomAbvGr&quot;, toValue . teBedroomAbvGr)," calcext:value-type="string">
            <text:p><text:s text:c="2"/>("BedroomAbvGr", toValue . teBedroomAbvGr),</text:p>
          </table:table-cell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string" calcext:value-type="string">
            <text:p>IntOrNull</text:p>
          </table:table-cell>
          <table:table-cell table:formula="of:= &quot;  te&quot;&amp;[.A53]&amp;&quot; :: !&quot;&amp;[.B53]&amp;&quot;,&quot;" office:value-type="string" office:string-value="  teKitchenAbvGr :: !IntOrNull," calcext:value-type="string">
            <text:p><text:s text:c="2"/>teKitchenAbvGr :: !IntOrNull,</text:p>
          </table:table-cell>
          <table:table-cell table:formula="of:=&quot;  (&quot;&quot;&quot;&amp;[.A53]&amp;&quot;&quot;&quot;, toValue . te&quot;&amp;[.A53]&amp;&quot;),&quot;" office:value-type="string" office:string-value="  (&quot;KitchenAbvGr&quot;, toValue . teKitchenAbvGr)," calcext:value-type="string">
            <text:p><text:s text:c="2"/>("KitchenAbvGr", toValue . teKitchenAbvGr),</text:p>
          </table:table-cell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String</text:p>
          </table:table-cell>
          <table:table-cell table:formula="of:= &quot;  te&quot;&amp;[.A54]&amp;&quot; :: !&quot;&amp;[.B54]&amp;&quot;,&quot;" office:value-type="string" office:string-value="  teKitchenQual :: !String," calcext:value-type="string">
            <text:p><text:s text:c="2"/>teKitchenQual :: !String,</text:p>
          </table:table-cell>
          <table:table-cell table:formula="of:=&quot;  (&quot;&quot;&quot;&amp;[.A54]&amp;&quot;&quot;&quot;, toValue . te&quot;&amp;[.A54]&amp;&quot;),&quot;" office:value-type="string" office:string-value="  (&quot;KitchenQual&quot;, toValue . teKitchenQual)," calcext:value-type="string">
            <text:p><text:s text:c="2"/>("KitchenQual", toValue . teKitchenQual),</text:p>
          </table:table-cell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string" calcext:value-type="string">
            <text:p>IntOrNull</text:p>
          </table:table-cell>
          <table:table-cell table:formula="of:= &quot;  te&quot;&amp;[.A55]&amp;&quot; :: !&quot;&amp;[.B55]&amp;&quot;,&quot;" office:value-type="string" office:string-value="  teTotRmsAbvGrd :: !IntOrNull," calcext:value-type="string">
            <text:p><text:s text:c="2"/>teTotRmsAbvGrd :: !IntOrNull,</text:p>
          </table:table-cell>
          <table:table-cell table:formula="of:=&quot;  (&quot;&quot;&quot;&amp;[.A55]&amp;&quot;&quot;&quot;, toValue . te&quot;&amp;[.A55]&amp;&quot;),&quot;" office:value-type="string" office:string-value="  (&quot;TotRmsAbvGrd&quot;, toValue . teTotRmsAbvGrd)," calcext:value-type="string">
            <text:p><text:s text:c="2"/>("TotRmsAbvGrd", toValue . teTotRmsAbvGrd),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tring</text:p>
          </table:table-cell>
          <table:table-cell table:formula="of:= &quot;  te&quot;&amp;[.A56]&amp;&quot; :: !&quot;&amp;[.B56]&amp;&quot;,&quot;" office:value-type="string" office:string-value="  teFunctional :: !String," calcext:value-type="string">
            <text:p><text:s text:c="2"/>teFunctional :: !String,</text:p>
          </table:table-cell>
          <table:table-cell table:formula="of:=&quot;  (&quot;&quot;&quot;&amp;[.A56]&amp;&quot;&quot;&quot;, toValue . te&quot;&amp;[.A56]&amp;&quot;),&quot;" office:value-type="string" office:string-value="  (&quot;Functional&quot;, toValue . teFunctional)," calcext:value-type="string">
            <text:p><text:s text:c="2"/>("Functional", toValue . teFunctional),</text:p>
          </table:table-cell>
        </table:table-row>
        <table:table-row table:style-name="ro1">
          <table:table-cell office:value-type="string" calcext:value-type="string">
            <text:p>Fireplaces</text:p>
          </table:table-cell>
          <table:table-cell office:value-type="string" calcext:value-type="string">
            <text:p>IntOrNull</text:p>
          </table:table-cell>
          <table:table-cell table:formula="of:= &quot;  te&quot;&amp;[.A57]&amp;&quot; :: !&quot;&amp;[.B57]&amp;&quot;,&quot;" office:value-type="string" office:string-value="  teFireplaces :: !IntOrNull," calcext:value-type="string">
            <text:p><text:s text:c="2"/>teFireplaces :: !IntOrNull,</text:p>
          </table:table-cell>
          <table:table-cell table:formula="of:=&quot;  (&quot;&quot;&quot;&amp;[.A57]&amp;&quot;&quot;&quot;, toValue . te&quot;&amp;[.A57]&amp;&quot;),&quot;" office:value-type="string" office:string-value="  (&quot;Fireplaces&quot;, toValue . teFireplaces)," calcext:value-type="string">
            <text:p><text:s text:c="2"/>("Fireplaces", toValue . teFireplaces),</text:p>
          </table:table-cell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string" calcext:value-type="string">
            <text:p>String</text:p>
          </table:table-cell>
          <table:table-cell table:formula="of:= &quot;  te&quot;&amp;[.A58]&amp;&quot; :: !&quot;&amp;[.B58]&amp;&quot;,&quot;" office:value-type="string" office:string-value="  teFireplaceQu :: !String," calcext:value-type="string">
            <text:p><text:s text:c="2"/>teFireplaceQu :: !String,</text:p>
          </table:table-cell>
          <table:table-cell table:formula="of:=&quot;  (&quot;&quot;&quot;&amp;[.A58]&amp;&quot;&quot;&quot;, toValue . te&quot;&amp;[.A58]&amp;&quot;),&quot;" office:value-type="string" office:string-value="  (&quot;FireplaceQu&quot;, toValue . teFireplaceQu)," calcext:value-type="string">
            <text:p><text:s text:c="2"/>("FireplaceQu", toValue . teFireplaceQu),</text:p>
          </table:table-cell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String</text:p>
          </table:table-cell>
          <table:table-cell table:formula="of:= &quot;  te&quot;&amp;[.A59]&amp;&quot; :: !&quot;&amp;[.B59]&amp;&quot;,&quot;" office:value-type="string" office:string-value="  teGarageType :: !String," calcext:value-type="string">
            <text:p><text:s text:c="2"/>teGarageType :: !String,</text:p>
          </table:table-cell>
          <table:table-cell table:formula="of:=&quot;  (&quot;&quot;&quot;&amp;[.A59]&amp;&quot;&quot;&quot;, toValue . te&quot;&amp;[.A59]&amp;&quot;),&quot;" office:value-type="string" office:string-value="  (&quot;GarageType&quot;, toValue . teGarageType)," calcext:value-type="string">
            <text:p><text:s text:c="2"/>("GarageType", toValue . teGarageType),</text:p>
          </table:table-cell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string" calcext:value-type="string">
            <text:p>IntOrNull</text:p>
          </table:table-cell>
          <table:table-cell table:formula="of:= &quot;  te&quot;&amp;[.A60]&amp;&quot; :: !&quot;&amp;[.B60]&amp;&quot;,&quot;" office:value-type="string" office:string-value="  teGarageYrBlt :: !IntOrNull," calcext:value-type="string">
            <text:p><text:s text:c="2"/>teGarageYrBlt :: !IntOrNull,</text:p>
          </table:table-cell>
          <table:table-cell table:formula="of:=&quot;  (&quot;&quot;&quot;&amp;[.A60]&amp;&quot;&quot;&quot;, toValue . te&quot;&amp;[.A60]&amp;&quot;),&quot;" office:value-type="string" office:string-value="  (&quot;GarageYrBlt&quot;, toValue . teGarageYrBlt)," calcext:value-type="string">
            <text:p><text:s text:c="2"/>("GarageYrBlt", toValue . teGarageYrBlt),</text:p>
          </table:table-cell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String</text:p>
          </table:table-cell>
          <table:table-cell table:formula="of:= &quot;  te&quot;&amp;[.A61]&amp;&quot; :: !&quot;&amp;[.B61]&amp;&quot;,&quot;" office:value-type="string" office:string-value="  teGarageFinish :: !String," calcext:value-type="string">
            <text:p><text:s text:c="2"/>teGarageFinish :: !String,</text:p>
          </table:table-cell>
          <table:table-cell table:formula="of:=&quot;  (&quot;&quot;&quot;&amp;[.A61]&amp;&quot;&quot;&quot;, toValue . te&quot;&amp;[.A61]&amp;&quot;),&quot;" office:value-type="string" office:string-value="  (&quot;GarageFinish&quot;, toValue . teGarageFinish)," calcext:value-type="string">
            <text:p><text:s text:c="2"/>("GarageFinish", toValue . teGarageFinish),</text:p>
          </table:table-cell>
        </table:table-row>
        <table:table-row table:style-name="ro1">
          <table:table-cell office:value-type="string" calcext:value-type="string">
            <text:p>GarageCars</text:p>
          </table:table-cell>
          <table:table-cell office:value-type="string" calcext:value-type="string">
            <text:p>IntOrNull</text:p>
          </table:table-cell>
          <table:table-cell table:formula="of:= &quot;  te&quot;&amp;[.A62]&amp;&quot; :: !&quot;&amp;[.B62]&amp;&quot;,&quot;" office:value-type="string" office:string-value="  teGarageCars :: !IntOrNull," calcext:value-type="string">
            <text:p><text:s text:c="2"/>teGarageCars :: !IntOrNull,</text:p>
          </table:table-cell>
          <table:table-cell table:formula="of:=&quot;  (&quot;&quot;&quot;&amp;[.A62]&amp;&quot;&quot;&quot;, toValue . te&quot;&amp;[.A62]&amp;&quot;),&quot;" office:value-type="string" office:string-value="  (&quot;GarageCars&quot;, toValue . teGarageCars)," calcext:value-type="string">
            <text:p><text:s text:c="2"/>("GarageCars", toValue . teGarageCars),</text:p>
          </table:table-cell>
        </table:table-row>
        <table:table-row table:style-name="ro1">
          <table:table-cell office:value-type="string" calcext:value-type="string">
            <text:p>GarageArea</text:p>
          </table:table-cell>
          <table:table-cell office:value-type="string" calcext:value-type="string">
            <text:p>IntOrNull</text:p>
          </table:table-cell>
          <table:table-cell table:formula="of:= &quot;  te&quot;&amp;[.A63]&amp;&quot; :: !&quot;&amp;[.B63]&amp;&quot;,&quot;" office:value-type="string" office:string-value="  teGarageArea :: !IntOrNull," calcext:value-type="string">
            <text:p><text:s text:c="2"/>teGarageArea :: !IntOrNull,</text:p>
          </table:table-cell>
          <table:table-cell table:formula="of:=&quot;  (&quot;&quot;&quot;&amp;[.A63]&amp;&quot;&quot;&quot;, toValue . te&quot;&amp;[.A63]&amp;&quot;),&quot;" office:value-type="string" office:string-value="  (&quot;GarageArea&quot;, toValue . teGarageArea)," calcext:value-type="string">
            <text:p><text:s text:c="2"/>("GarageArea", toValue . teGarageArea),</text:p>
          </table:table-cell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String</text:p>
          </table:table-cell>
          <table:table-cell table:formula="of:= &quot;  te&quot;&amp;[.A64]&amp;&quot; :: !&quot;&amp;[.B64]&amp;&quot;,&quot;" office:value-type="string" office:string-value="  teGarageQual :: !String," calcext:value-type="string">
            <text:p><text:s text:c="2"/>teGarageQual :: !String,</text:p>
          </table:table-cell>
          <table:table-cell table:formula="of:=&quot;  (&quot;&quot;&quot;&amp;[.A64]&amp;&quot;&quot;&quot;, toValue . te&quot;&amp;[.A64]&amp;&quot;),&quot;" office:value-type="string" office:string-value="  (&quot;GarageQual&quot;, toValue . teGarageQual)," calcext:value-type="string">
            <text:p><text:s text:c="2"/>("GarageQual", toValue . teGarageQual),</text:p>
          </table:table-cell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String</text:p>
          </table:table-cell>
          <table:table-cell table:formula="of:= &quot;  te&quot;&amp;[.A65]&amp;&quot; :: !&quot;&amp;[.B65]&amp;&quot;,&quot;" office:value-type="string" office:string-value="  teGarageCond :: !String," calcext:value-type="string">
            <text:p><text:s text:c="2"/>teGarageCond :: !String,</text:p>
          </table:table-cell>
          <table:table-cell table:formula="of:=&quot;  (&quot;&quot;&quot;&amp;[.A65]&amp;&quot;&quot;&quot;, toValue . te&quot;&amp;[.A65]&amp;&quot;),&quot;" office:value-type="string" office:string-value="  (&quot;GarageCond&quot;, toValue . teGarageCond)," calcext:value-type="string">
            <text:p><text:s text:c="2"/>("GarageCond", toValue . teGarageCond),</text:p>
          </table:table-cell>
        </table:table-row>
        <table:table-row table:style-name="ro1">
          <table:table-cell office:value-type="string" calcext:value-type="string">
            <text:p>PavedDrive</text:p>
          </table:table-cell>
          <table:table-cell office:value-type="string" calcext:value-type="string">
            <text:p>String</text:p>
          </table:table-cell>
          <table:table-cell table:formula="of:= &quot;  te&quot;&amp;[.A66]&amp;&quot; :: !&quot;&amp;[.B66]&amp;&quot;,&quot;" office:value-type="string" office:string-value="  tePavedDrive :: !String," calcext:value-type="string">
            <text:p><text:s text:c="2"/>tePavedDrive :: !String,</text:p>
          </table:table-cell>
          <table:table-cell table:formula="of:=&quot;  (&quot;&quot;&quot;&amp;[.A66]&amp;&quot;&quot;&quot;, toValue . te&quot;&amp;[.A66]&amp;&quot;),&quot;" office:value-type="string" office:string-value="  (&quot;PavedDrive&quot;, toValue . tePavedDrive)," calcext:value-type="string">
            <text:p><text:s text:c="2"/>("PavedDrive", toValue . tePavedDrive),</text:p>
          </table:table-cell>
        </table:table-row>
        <table:table-row table:style-name="ro1">
          <table:table-cell office:value-type="string" calcext:value-type="string">
            <text:p>WoodDeckSF</text:p>
          </table:table-cell>
          <table:table-cell office:value-type="string" calcext:value-type="string">
            <text:p>IntOrNull</text:p>
          </table:table-cell>
          <table:table-cell table:formula="of:= &quot;  te&quot;&amp;[.A67]&amp;&quot; :: !&quot;&amp;[.B67]&amp;&quot;,&quot;" office:value-type="string" office:string-value="  teWoodDeckSF :: !IntOrNull," calcext:value-type="string">
            <text:p><text:s text:c="2"/>teWoodDeckSF :: !IntOrNull,</text:p>
          </table:table-cell>
          <table:table-cell table:formula="of:=&quot;  (&quot;&quot;&quot;&amp;[.A67]&amp;&quot;&quot;&quot;, toValue . te&quot;&amp;[.A67]&amp;&quot;),&quot;" office:value-type="string" office:string-value="  (&quot;WoodDeckSF&quot;, toValue . teWoodDeckSF)," calcext:value-type="string">
            <text:p><text:s text:c="2"/>("WoodDeckSF", toValue . teWoodDeckSF),</text:p>
          </table:table-cell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string" calcext:value-type="string">
            <text:p>IntOrNull</text:p>
          </table:table-cell>
          <table:table-cell table:formula="of:= &quot;  te&quot;&amp;[.A68]&amp;&quot; :: !&quot;&amp;[.B68]&amp;&quot;,&quot;" office:value-type="string" office:string-value="  teOpenPorchSF :: !IntOrNull," calcext:value-type="string">
            <text:p><text:s text:c="2"/>teOpenPorchSF :: !IntOrNull,</text:p>
          </table:table-cell>
          <table:table-cell table:formula="of:=&quot;  (&quot;&quot;&quot;&amp;[.A68]&amp;&quot;&quot;&quot;, toValue . te&quot;&amp;[.A68]&amp;&quot;),&quot;" office:value-type="string" office:string-value="  (&quot;OpenPorchSF&quot;, toValue . teOpenPorchSF)," calcext:value-type="string">
            <text:p><text:s text:c="2"/>("OpenPorchSF", toValue . teOpenPorchSF),</text:p>
          </table:table-cell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string" calcext:value-type="string">
            <text:p>IntOrNull</text:p>
          </table:table-cell>
          <table:table-cell table:formula="of:= &quot;  te&quot;&amp;[.A69]&amp;&quot; :: !&quot;&amp;[.B69]&amp;&quot;,&quot;" office:value-type="string" office:string-value="  teEnclosedPorch :: !IntOrNull," calcext:value-type="string">
            <text:p><text:s text:c="2"/>teEnclosedPorch :: !IntOrNull,</text:p>
          </table:table-cell>
          <table:table-cell table:formula="of:=&quot;  (&quot;&quot;&quot;&amp;[.A69]&amp;&quot;&quot;&quot;, toValue . te&quot;&amp;[.A69]&amp;&quot;),&quot;" office:value-type="string" office:string-value="  (&quot;EnclosedPorch&quot;, toValue . teEnclosedPorch)," calcext:value-type="string">
            <text:p><text:s text:c="2"/>("EnclosedPorch", toValue . teEnclosedPorch),</text:p>
          </table:table-cell>
        </table:table-row>
        <table:table-row table:style-name="ro1">
          <table:table-cell office:value-type="string" calcext:value-type="string">
            <text:p>3SsnPorch</text:p>
          </table:table-cell>
          <table:table-cell office:value-type="string" calcext:value-type="string">
            <text:p>IntOrNull</text:p>
          </table:table-cell>
          <table:table-cell table:formula="of:= &quot;  te&quot;&amp;[.A70]&amp;&quot; :: !&quot;&amp;[.B70]&amp;&quot;,&quot;" office:value-type="string" office:string-value="  te3SsnPorch :: !IntOrNull," calcext:value-type="string">
            <text:p><text:s text:c="2"/>te3SsnPorch :: !IntOrNull,</text:p>
          </table:table-cell>
          <table:table-cell table:formula="of:=&quot;  (&quot;&quot;&quot;&amp;[.A70]&amp;&quot;&quot;&quot;, toValue . te&quot;&amp;[.A70]&amp;&quot;),&quot;" office:value-type="string" office:string-value="  (&quot;3SsnPorch&quot;, toValue . te3SsnPorch)," calcext:value-type="string">
            <text:p><text:s text:c="2"/>("3SsnPorch", toValue . te3SsnPorch),</text:p>
          </table:table-cell>
        </table:table-row>
        <table:table-row table:style-name="ro1">
          <table:table-cell office:value-type="string" calcext:value-type="string">
            <text:p>ScreenPorch</text:p>
          </table:table-cell>
          <table:table-cell office:value-type="string" calcext:value-type="string">
            <text:p>IntOrNull</text:p>
          </table:table-cell>
          <table:table-cell table:formula="of:= &quot;  te&quot;&amp;[.A71]&amp;&quot; :: !&quot;&amp;[.B71]&amp;&quot;,&quot;" office:value-type="string" office:string-value="  teScreenPorch :: !IntOrNull," calcext:value-type="string">
            <text:p><text:s text:c="2"/>teScreenPorch :: !IntOrNull,</text:p>
          </table:table-cell>
          <table:table-cell table:formula="of:=&quot;  (&quot;&quot;&quot;&amp;[.A71]&amp;&quot;&quot;&quot;, toValue . te&quot;&amp;[.A71]&amp;&quot;),&quot;" office:value-type="string" office:string-value="  (&quot;ScreenPorch&quot;, toValue . teScreenPorch)," calcext:value-type="string">
            <text:p><text:s text:c="2"/>("ScreenPorch", toValue . teScreenPorch),</text:p>
          </table:table-cell>
        </table:table-row>
        <table:table-row table:style-name="ro1">
          <table:table-cell office:value-type="string" calcext:value-type="string">
            <text:p>PoolArea</text:p>
          </table:table-cell>
          <table:table-cell office:value-type="string" calcext:value-type="string">
            <text:p>IntOrNull</text:p>
          </table:table-cell>
          <table:table-cell table:formula="of:= &quot;  te&quot;&amp;[.A72]&amp;&quot; :: !&quot;&amp;[.B72]&amp;&quot;,&quot;" office:value-type="string" office:string-value="  tePoolArea :: !IntOrNull," calcext:value-type="string">
            <text:p><text:s text:c="2"/>tePoolArea :: !IntOrNull,</text:p>
          </table:table-cell>
          <table:table-cell table:formula="of:=&quot;  (&quot;&quot;&quot;&amp;[.A72]&amp;&quot;&quot;&quot;, toValue . te&quot;&amp;[.A72]&amp;&quot;),&quot;" office:value-type="string" office:string-value="  (&quot;PoolArea&quot;, toValue . tePoolArea)," calcext:value-type="string">
            <text:p><text:s text:c="2"/>("PoolArea", toValue . tePoolArea),</text:p>
          </table:table-cell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String</text:p>
          </table:table-cell>
          <table:table-cell table:formula="of:= &quot;  te&quot;&amp;[.A73]&amp;&quot; :: !&quot;&amp;[.B73]&amp;&quot;,&quot;" office:value-type="string" office:string-value="  tePoolQC :: !String," calcext:value-type="string">
            <text:p><text:s text:c="2"/>tePoolQC :: !String,</text:p>
          </table:table-cell>
          <table:table-cell table:formula="of:=&quot;  (&quot;&quot;&quot;&amp;[.A73]&amp;&quot;&quot;&quot;, toValue . te&quot;&amp;[.A73]&amp;&quot;),&quot;" office:value-type="string" office:string-value="  (&quot;PoolQC&quot;, toValue . tePoolQC)," calcext:value-type="string">
            <text:p><text:s text:c="2"/>("PoolQC", toValue . tePoolQC),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String</text:p>
          </table:table-cell>
          <table:table-cell table:formula="of:= &quot;  te&quot;&amp;[.A74]&amp;&quot; :: !&quot;&amp;[.B74]&amp;&quot;,&quot;" office:value-type="string" office:string-value="  teFence :: !String," calcext:value-type="string">
            <text:p><text:s text:c="2"/>teFence :: !String,</text:p>
          </table:table-cell>
          <table:table-cell table:formula="of:=&quot;  (&quot;&quot;&quot;&amp;[.A74]&amp;&quot;&quot;&quot;, toValue . te&quot;&amp;[.A74]&amp;&quot;),&quot;" office:value-type="string" office:string-value="  (&quot;Fence&quot;, toValue . teFence)," calcext:value-type="string">
            <text:p><text:s text:c="2"/>("Fence", toValue . teFence),</text:p>
          </table:table-cell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String</text:p>
          </table:table-cell>
          <table:table-cell table:formula="of:= &quot;  te&quot;&amp;[.A75]&amp;&quot; :: !&quot;&amp;[.B75]&amp;&quot;,&quot;" office:value-type="string" office:string-value="  teMiscFeature :: !String," calcext:value-type="string">
            <text:p><text:s text:c="2"/>teMiscFeature :: !String,</text:p>
          </table:table-cell>
          <table:table-cell table:formula="of:=&quot;  (&quot;&quot;&quot;&amp;[.A75]&amp;&quot;&quot;&quot;, toValue . te&quot;&amp;[.A75]&amp;&quot;),&quot;" office:value-type="string" office:string-value="  (&quot;MiscFeature&quot;, toValue . teMiscFeature)," calcext:value-type="string">
            <text:p><text:s text:c="2"/>("MiscFeature", toValue . teMiscFeature),</text:p>
          </table:table-cell>
        </table:table-row>
        <table:table-row table:style-name="ro1">
          <table:table-cell office:value-type="string" calcext:value-type="string">
            <text:p>MiscVal</text:p>
          </table:table-cell>
          <table:table-cell office:value-type="string" calcext:value-type="string">
            <text:p>IntOrNull</text:p>
          </table:table-cell>
          <table:table-cell table:formula="of:= &quot;  te&quot;&amp;[.A76]&amp;&quot; :: !&quot;&amp;[.B76]&amp;&quot;,&quot;" office:value-type="string" office:string-value="  teMiscVal :: !IntOrNull," calcext:value-type="string">
            <text:p><text:s text:c="2"/>teMiscVal :: !IntOrNull,</text:p>
          </table:table-cell>
          <table:table-cell table:formula="of:=&quot;  (&quot;&quot;&quot;&amp;[.A76]&amp;&quot;&quot;&quot;, toValue . te&quot;&amp;[.A76]&amp;&quot;),&quot;" office:value-type="string" office:string-value="  (&quot;MiscVal&quot;, toValue . teMiscVal)," calcext:value-type="string">
            <text:p><text:s text:c="2"/>("MiscVal", toValue . teMiscVal),</text:p>
          </table:table-cell>
        </table:table-row>
        <table:table-row table:style-name="ro1">
          <table:table-cell office:value-type="string" calcext:value-type="string">
            <text:p>MoSold</text:p>
          </table:table-cell>
          <table:table-cell office:value-type="string" calcext:value-type="string">
            <text:p>IntOrNull</text:p>
          </table:table-cell>
          <table:table-cell table:formula="of:= &quot;  te&quot;&amp;[.A77]&amp;&quot; :: !&quot;&amp;[.B77]&amp;&quot;,&quot;" office:value-type="string" office:string-value="  teMoSold :: !IntOrNull," calcext:value-type="string">
            <text:p><text:s text:c="2"/>teMoSold :: !IntOrNull,</text:p>
          </table:table-cell>
          <table:table-cell table:formula="of:=&quot;  (&quot;&quot;&quot;&amp;[.A77]&amp;&quot;&quot;&quot;, toValue . te&quot;&amp;[.A77]&amp;&quot;),&quot;" office:value-type="string" office:string-value="  (&quot;MoSold&quot;, toValue . teMoSold)," calcext:value-type="string">
            <text:p><text:s text:c="2"/>("MoSold", toValue . teMoSold),</text:p>
          </table:table-cell>
        </table:table-row>
        <table:table-row table:style-name="ro1">
          <table:table-cell office:value-type="string" calcext:value-type="string">
            <text:p>YrSold</text:p>
          </table:table-cell>
          <table:table-cell office:value-type="string" calcext:value-type="string">
            <text:p>IntOrNull</text:p>
          </table:table-cell>
          <table:table-cell table:formula="of:= &quot;  te&quot;&amp;[.A78]&amp;&quot; :: !&quot;&amp;[.B78]&amp;&quot;,&quot;" office:value-type="string" office:string-value="  teYrSold :: !IntOrNull," calcext:value-type="string">
            <text:p><text:s text:c="2"/>teYrSold :: !IntOrNull,</text:p>
          </table:table-cell>
          <table:table-cell table:formula="of:=&quot;  (&quot;&quot;&quot;&amp;[.A78]&amp;&quot;&quot;&quot;, toValue . te&quot;&amp;[.A78]&amp;&quot;),&quot;" office:value-type="string" office:string-value="  (&quot;YrSold&quot;, toValue . teYrSold)," calcext:value-type="string">
            <text:p><text:s text:c="2"/>("YrSold", toValue . teYrSold),</text:p>
          </table:table-cell>
        </table:table-row>
        <table:table-row table:style-name="ro1">
          <table:table-cell office:value-type="string" calcext:value-type="string">
            <text:p>SaleType</text:p>
          </table:table-cell>
          <table:table-cell office:value-type="string" calcext:value-type="string">
            <text:p>String</text:p>
          </table:table-cell>
          <table:table-cell table:formula="of:= &quot;  te&quot;&amp;[.A79]&amp;&quot; :: !&quot;&amp;[.B79]&amp;&quot;,&quot;" office:value-type="string" office:string-value="  teSaleType :: !String," calcext:value-type="string">
            <text:p><text:s text:c="2"/>teSaleType :: !String,</text:p>
          </table:table-cell>
          <table:table-cell table:formula="of:=&quot;  (&quot;&quot;&quot;&amp;[.A79]&amp;&quot;&quot;&quot;, toValue . te&quot;&amp;[.A79]&amp;&quot;),&quot;" office:value-type="string" office:string-value="  (&quot;SaleType&quot;, toValue . teSaleType)," calcext:value-type="string">
            <text:p><text:s text:c="2"/>("SaleType", toValue . teSaleType),</text:p>
          </table:table-cell>
        </table:table-row>
        <table:table-row table:style-name="ro1">
          <table:table-cell office:value-type="string" calcext:value-type="string">
            <text:p>SaleCondition</text:p>
          </table:table-cell>
          <table:table-cell office:value-type="string" calcext:value-type="string">
            <text:p>String</text:p>
          </table:table-cell>
          <table:table-cell table:formula="of:= &quot;  te&quot;&amp;[.A80]&amp;&quot; :: !&quot;&amp;[.B80]&amp;&quot;,&quot;" office:value-type="string" office:string-value="  teSaleCondition :: !String," calcext:value-type="string">
            <text:p><text:s text:c="2"/>teSaleCondition :: !String,</text:p>
          </table:table-cell>
          <table:table-cell table:formula="of:=&quot;  (&quot;&quot;&quot;&amp;[.A80]&amp;&quot;&quot;&quot;, toValue . te&quot;&amp;[.A80]&amp;&quot;),&quot;" office:value-type="string" office:string-value="  (&quot;SaleCondition&quot;, toValue . teSaleCondition)," calcext:value-type="string">
            <text:p><text:s text:c="2"/>("SaleCondition", toValue . teSaleCondition),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00/00/0000</text:date>, <text:time style:data-style-name="N2" text:time-value="06:13:52.490112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iff </meta:initial-creator>
    <meta:creation-date>2018-12-14T04:59:51.843774386</meta:creation-date>
    <dc:date>2018-12-16T09:00:37.352072194</dc:date>
    <dc:creator>cliff </dc:creator>
    <meta:editing-duration>PT4H18M1S</meta:editing-duration>
    <meta:editing-cycles>25</meta:editing-cycles>
    <meta:generator>LibreOffice/5.1.6.2$Linux_X86_64 LibreOffice_project/10m0$Build-2</meta:generator>
    <meta:document-statistic meta:table-count="2" meta:cell-count="644" meta:object-count="0"/>
  </office:meta>
</office:document-meta>
</file>